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ze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<text:s text:c="8"/>&lt;line x1="</text:p>
          </table:table-cell>
          <table:table-cell/>
          <table:table-cell table:style-name="Default" office:value-type="string" calcext:value-type="string">
            <text:p><text:s text:c="8"/>&lt;text x="50" y="50"&gt;12&lt;/text&gt;</text:p>
          </table:table-cell>
        </table:table-row>
        <table:table-row table:style-name="ro2">
          <table:table-cell office:value-type="string" calcext:value-type="string">
            <text:p>短針開始Y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/>
          <table:table-cell office:value-type="string" calcext:value-type="string">
            <text:p>中心X</text:p>
          </table:table-cell>
          <table:table-cell table:formula="of:=[.$B$1]/2" office:value-type="float" office:value="200" calcext:value-type="float">
            <text:p>20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" y1="</text:p>
          </table:table-cell>
          <table:table-cell/>
          <table:table-cell table:style-name="Default" office:value-type="string" calcext:value-type="string">
            <text:p><text:s text:c="8"/>&lt;text x="</text:p>
          </table:table-cell>
        </table:table-row>
        <table:table-row table:style-name="ro2">
          <table:table-cell office:value-type="string" calcext:value-type="string">
            <text:p>短針終了Y-a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/>
          <table:table-cell office:value-type="string" calcext:value-type="string">
            <text:p>中心Y</text:p>
          </table:table-cell>
          <table:table-cell table:formula="of:=[.$B$1]/2" office:value-type="float" office:value="200" calcext:value-type="float">
            <text:p>20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" x2="</text:p>
          </table:table-cell>
          <table:table-cell/>
          <table:table-cell table:style-name="Default" office:value-type="string" calcext:value-type="string">
            <text:p>" y="</text:p>
          </table:table-cell>
        </table:table-row>
        <table:table-row table:style-name="ro2">
          <table:table-cell office:value-type="string" calcext:value-type="string">
            <text:p>短針終了Y-b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/>
          <table:table-cell office:value-type="string" calcext:value-type="string">
            <text:p>文字補正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" y2="</text:p>
          </table:table-cell>
          <table:table-cell/>
          <table:table-cell table:style-name="Default" office:value-type="string" calcext:value-type="string">
            <text:p>"&gt;</text:p>
          </table:table-cell>
        </table:table-row>
        <table:table-row table:style-name="ro3">
          <table:table-cell office:value-type="string" calcext:value-type="string">
            <text:p>長針開始Y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office:value-type="string" calcext:value-type="string">
            <text:p>短針補正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" transform="rotate(</text:p>
          </table:table-cell>
          <table:table-cell/>
          <table:table-cell table:style-name="Default" office:value-type="string" calcext:value-type="string">
            <text:p>&lt;/text&gt;</text:p>
          </table:table-cell>
        </table:table-row>
        <table:table-row table:style-name="ro3">
          <table:table-cell office:value-type="string" calcext:value-type="string">
            <text:p>長針終了Y-a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/>
          <table:table-cell office:value-type="string" calcext:value-type="string">
            <text:p>長針補正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長針終了Y-b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)" /&gt;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office:value-type="string" calcext:value-type="string">
            <text:p>時</text:p>
          </table:table-cell>
          <table:table-cell office:value-type="string" calcext:value-type="string">
            <text:p>角度</text:p>
          </table:table-cell>
          <table:table-cell office:value-type="string" calcext:value-type="string">
            <text:p>短針終了Y</text:p>
          </table:table-cell>
          <table:table-cell table:style-name="Default"/>
          <table:table-cell table:number-columns-repeated="5"/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yPos</text:p>
          </table:table-cell>
          <table:table-cell table:style-name="Default" office:value-type="string" calcext:value-type="string">
            <text:p>xPosFmt</text:p>
          </table:table-cell>
          <table:table-cell office:value-type="string" calcext:value-type="string">
            <text:p>yPosFmt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]*30" office:value-type="float" office:value="360" calcext:value-type="float">
            <text:p>360</text:p>
          </table:table-cell>
          <table:table-cell table:formula="of:=[.$B$3]" office:value-type="float" office:value="75" calcext:value-type="float">
            <text:p>75</text:p>
          </table:table-cell>
          <table:table-cell table:formula="of:=[.$L$1]&amp;[.$F$2]&amp;[.$L$2]&amp;[.$B$2]&amp;[.$L$3]&amp;[.$F$2]&amp;[.$L$4]&amp;[.$C10]&amp;[.$L$5]&amp;[.$B10]&amp;[.$L$6]&amp;[.$F$2]&amp;[.$L$6]&amp;[.$F$3]&amp;[.$L$7]" office:value-type="string" office:string-value="        &lt;line x1=&quot;200&quot; y1=&quot;60&quot; x2=&quot;200&quot; y2=&quot;75&quot; transform=&quot;rotate(360 200 200)&quot; /&gt;" calcext:value-type="string">
            <text:p><text:s text:c="8"/>&lt;line x1="200" y1="60" x2="200" y2="75" transform="rotate(360 200 200)" /&gt;</text:p>
          </table:table-cell>
          <table:table-cell table:number-columns-repeated="5"/>
          <table:table-cell table:formula="of:=[.$F$2]+([.$F$2] - [.$B$2] + ([.$F$4] * 2))*SIN(RADIANS([.B10]))-[.$F$4]" office:value-type="float" office:value="195" calcext:value-type="float">
            <text:p>195.00</text:p>
          </table:table-cell>
          <table:table-cell table:formula="of:=[.$F$3]-([.$F$3] - [.$B$2] + ([.$F$4] * 2))*COS(RADIANS([.B10]))+[.$F$4]" office:value-type="float" office:value="55" calcext:value-type="float">
            <text:p>55.00</text:p>
          </table:table-cell>
          <table:table-cell table:formula="of:=TEXT([.J10]; &quot;00.00&quot;)" office:value-type="string" office:string-value="195.00" calcext:value-type="string">
            <text:p>195.00</text:p>
          </table:table-cell>
          <table:table-cell table:formula="of:=TEXT([.K10]; &quot;00.00&quot;)" office:value-type="string" office:string-value="55.00" calcext:value-type="string">
            <text:p>55.00</text:p>
          </table:table-cell>
          <table:table-cell table:formula="of:=[.$N$2]&amp;[.L10]&amp;[.$N$3]&amp;[.M10]&amp;[.$N$4]&amp;[.A10]&amp;[.$N$5]" office:value-type="string" office:string-value="        &lt;text x=&quot;195.00&quot; y=&quot;55.00&quot;&gt;12&lt;/text&gt;" calcext:value-type="string">
            <text:p><text:s text:c="8"/>&lt;text x="195.00" y="55.00"&gt;12&lt;/tex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*30" office:value-type="float" office:value="30" calcext:value-type="float">
            <text:p>30</text:p>
          </table:table-cell>
          <table:table-cell table:formula="of:=[.$B$4]" office:value-type="float" office:value="70" calcext:value-type="float">
            <text:p>70</text:p>
          </table:table-cell>
          <table:table-cell table:formula="of:=[.$L$1]&amp;[.$F$2]&amp;[.$L$2]&amp;[.$B$2]&amp;[.$L$3]&amp;[.$F$2]&amp;[.$L$4]&amp;[.$C11]&amp;[.$L$5]&amp;[.$B11]&amp;[.$L$6]&amp;[.$F$2]&amp;[.$L$6]&amp;[.$F$3]&amp;[.$L$7]" office:value-type="string" office:string-value="        &lt;line x1=&quot;200&quot; y1=&quot;60&quot; x2=&quot;200&quot; y2=&quot;70&quot; transform=&quot;rotate(30 200 200)&quot; /&gt;" calcext:value-type="string">
            <text:p><text:s text:c="8"/>&lt;line x1="200" y1="60" x2="200" y2="70" transform="rotate(30 200 200)" /&gt;</text:p>
          </table:table-cell>
          <table:table-cell table:number-columns-repeated="5"/>
          <table:table-cell table:formula="of:=[.$F$2]+([.$F$2] - [.$B$2] + ([.$F$4] * 2))*SIN(RADIANS([.B11]))-[.$F$4]" office:value-type="float" office:value="270" calcext:value-type="float">
            <text:p>270.00</text:p>
          </table:table-cell>
          <table:table-cell table:formula="of:=[.$F$3]-([.$F$3] - [.$B$2] + ([.$F$4] * 2))*COS(RADIANS([.B11]))+[.$F$4]" office:value-type="float" office:value="75.0961894323342" calcext:value-type="float">
            <text:p>75.10</text:p>
          </table:table-cell>
          <table:table-cell table:style-name="Default" table:formula="of:=TEXT([.J11]; &quot;00.00&quot;)" office:value-type="string" office:string-value="270.00" calcext:value-type="string">
            <text:p>270.00</text:p>
          </table:table-cell>
          <table:table-cell table:formula="of:=TEXT([.K11]; &quot;00.00&quot;)" office:value-type="string" office:string-value="75.10" calcext:value-type="string">
            <text:p>75.10</text:p>
          </table:table-cell>
          <table:table-cell table:style-name="Default" table:formula="of:=[.$N$2]&amp;[.L11]&amp;[.$N$3]&amp;[.M11]&amp;[.$N$4]&amp;[.A11]&amp;[.$N$5]" office:value-type="string" office:string-value="        &lt;text x=&quot;270.00&quot; y=&quot;75.10&quot;&gt;1&lt;/text&gt;" calcext:value-type="string">
            <text:p><text:s text:c="8"/>&lt;text x="270.00" y="75.10"&gt;1&lt;/text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*30" office:value-type="float" office:value="60" calcext:value-type="float">
            <text:p>60</text:p>
          </table:table-cell>
          <table:table-cell table:formula="of:=[.$B$4]" office:value-type="float" office:value="70" calcext:value-type="float">
            <text:p>70</text:p>
          </table:table-cell>
          <table:table-cell table:formula="of:=[.$L$1]&amp;[.$F$2]&amp;[.$L$2]&amp;[.$B$2]&amp;[.$L$3]&amp;[.$F$2]&amp;[.$L$4]&amp;[.$C12]&amp;[.$L$5]&amp;[.$B12]&amp;[.$L$6]&amp;[.$F$2]&amp;[.$L$6]&amp;[.$F$3]&amp;[.$L$7]" office:value-type="string" office:string-value="        &lt;line x1=&quot;200&quot; y1=&quot;60&quot; x2=&quot;200&quot; y2=&quot;70&quot; transform=&quot;rotate(60 200 200)&quot; /&gt;" calcext:value-type="string">
            <text:p><text:s text:c="8"/>&lt;line x1="200" y1="60" x2="200" y2="70" transform="rotate(60 200 200)" /&gt;</text:p>
          </table:table-cell>
          <table:table-cell table:number-columns-repeated="5"/>
          <table:table-cell table:formula="of:=[.$F$2]+([.$F$2] - [.$B$2] + ([.$F$4] * 2))*SIN(RADIANS([.B12]))-[.$F$4]" office:value-type="float" office:value="324.903810567666" calcext:value-type="float">
            <text:p>324.90</text:p>
          </table:table-cell>
          <table:table-cell table:formula="of:=[.$F$3]-([.$F$3] - [.$B$2] + ([.$F$4] * 2))*COS(RADIANS([.B12]))+[.$F$4]" office:value-type="float" office:value="130" calcext:value-type="float">
            <text:p>130.00</text:p>
          </table:table-cell>
          <table:table-cell table:style-name="Default" table:formula="of:=TEXT([.J12]; &quot;00.00&quot;)" office:value-type="string" office:string-value="324.90" calcext:value-type="string">
            <text:p>324.90</text:p>
          </table:table-cell>
          <table:table-cell table:formula="of:=TEXT([.K12]; &quot;00.00&quot;)" office:value-type="string" office:string-value="130.00" calcext:value-type="string">
            <text:p>130.00</text:p>
          </table:table-cell>
          <table:table-cell table:style-name="Default" table:formula="of:=[.$N$2]&amp;[.L12]&amp;[.$N$3]&amp;[.M12]&amp;[.$N$4]&amp;[.A12]&amp;[.$N$5]" office:value-type="string" office:string-value="        &lt;text x=&quot;324.90&quot; y=&quot;130.00&quot;&gt;2&lt;/text&gt;" calcext:value-type="string">
            <text:p><text:s text:c="8"/>&lt;text x="324.90" y="130.00"&gt;2&lt;/text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]*30" office:value-type="float" office:value="90" calcext:value-type="float">
            <text:p>90</text:p>
          </table:table-cell>
          <table:table-cell table:formula="of:=[.$B$3]" office:value-type="float" office:value="75" calcext:value-type="float">
            <text:p>75</text:p>
          </table:table-cell>
          <table:table-cell table:formula="of:=[.$L$1]&amp;[.$F$2]&amp;[.$L$2]&amp;[.$B$2]&amp;[.$L$3]&amp;[.$F$2]&amp;[.$L$4]&amp;[.$C13]&amp;[.$L$5]&amp;[.$B13]&amp;[.$L$6]&amp;[.$F$2]&amp;[.$L$6]&amp;[.$F$3]&amp;[.$L$7]" office:value-type="string" office:string-value="        &lt;line x1=&quot;200&quot; y1=&quot;60&quot; x2=&quot;200&quot; y2=&quot;75&quot; transform=&quot;rotate(90 200 200)&quot; /&gt;" calcext:value-type="string">
            <text:p><text:s text:c="8"/>&lt;line x1="200" y1="60" x2="200" y2="75" transform="rotate(90 200 200)" /&gt;</text:p>
          </table:table-cell>
          <table:table-cell table:number-columns-repeated="5"/>
          <table:table-cell table:formula="of:=[.$F$2]+([.$F$2] - [.$B$2] + ([.$F$4] * 2))*SIN(RADIANS([.B13]))-[.$F$4]" office:value-type="float" office:value="345" calcext:value-type="float">
            <text:p>345.00</text:p>
          </table:table-cell>
          <table:table-cell table:formula="of:=[.$F$3]-([.$F$3] - [.$B$2] + ([.$F$4] * 2))*COS(RADIANS([.B13]))+[.$F$4]" office:value-type="float" office:value="205" calcext:value-type="float">
            <text:p>205.00</text:p>
          </table:table-cell>
          <table:table-cell table:style-name="Default" table:formula="of:=TEXT([.J13]; &quot;00.00&quot;)" office:value-type="string" office:string-value="345.00" calcext:value-type="string">
            <text:p>345.00</text:p>
          </table:table-cell>
          <table:table-cell table:formula="of:=TEXT([.K13]; &quot;00.00&quot;)" office:value-type="string" office:string-value="205.00" calcext:value-type="string">
            <text:p>205.00</text:p>
          </table:table-cell>
          <table:table-cell table:style-name="Default" table:formula="of:=[.$N$2]&amp;[.L13]&amp;[.$N$3]&amp;[.M13]&amp;[.$N$4]&amp;[.A13]&amp;[.$N$5]" office:value-type="string" office:string-value="        &lt;text x=&quot;345.00&quot; y=&quot;205.00&quot;&gt;3&lt;/text&gt;" calcext:value-type="string">
            <text:p><text:s text:c="8"/>&lt;text x="345.00" y="205.00"&gt;3&lt;/text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]*30" office:value-type="float" office:value="120" calcext:value-type="float">
            <text:p>120</text:p>
          </table:table-cell>
          <table:table-cell table:formula="of:=[.$B$4]" office:value-type="float" office:value="70" calcext:value-type="float">
            <text:p>70</text:p>
          </table:table-cell>
          <table:table-cell table:formula="of:=[.$L$1]&amp;[.$F$2]&amp;[.$L$2]&amp;[.$B$2]&amp;[.$L$3]&amp;[.$F$2]&amp;[.$L$4]&amp;[.$C14]&amp;[.$L$5]&amp;[.$B14]&amp;[.$L$6]&amp;[.$F$2]&amp;[.$L$6]&amp;[.$F$3]&amp;[.$L$7]" office:value-type="string" office:string-value="        &lt;line x1=&quot;200&quot; y1=&quot;60&quot; x2=&quot;200&quot; y2=&quot;70&quot; transform=&quot;rotate(120 200 200)&quot; /&gt;" calcext:value-type="string">
            <text:p><text:s text:c="8"/>&lt;line x1="200" y1="60" x2="200" y2="70" transform="rotate(120 200 200)" /&gt;</text:p>
          </table:table-cell>
          <table:table-cell table:number-columns-repeated="5"/>
          <table:table-cell table:formula="of:=[.$F$2]+([.$F$2] - [.$B$2] + ([.$F$4] * 2))*SIN(RADIANS([.B14]))-[.$F$4]" office:value-type="float" office:value="324.903810567666" calcext:value-type="float">
            <text:p>324.90</text:p>
          </table:table-cell>
          <table:table-cell table:formula="of:=[.$F$3]-([.$F$3] - [.$B$2] + ([.$F$4] * 2))*COS(RADIANS([.B14]))+[.$F$4]" office:value-type="float" office:value="280" calcext:value-type="float">
            <text:p>280.00</text:p>
          </table:table-cell>
          <table:table-cell table:style-name="Default" table:formula="of:=TEXT([.J14]; &quot;00.00&quot;)" office:value-type="string" office:string-value="324.90" calcext:value-type="string">
            <text:p>324.90</text:p>
          </table:table-cell>
          <table:table-cell table:formula="of:=TEXT([.K14]; &quot;00.00&quot;)" office:value-type="string" office:string-value="280.00" calcext:value-type="string">
            <text:p>280.00</text:p>
          </table:table-cell>
          <table:table-cell table:style-name="Default" table:formula="of:=[.$N$2]&amp;[.L14]&amp;[.$N$3]&amp;[.M14]&amp;[.$N$4]&amp;[.A14]&amp;[.$N$5]" office:value-type="string" office:string-value="        &lt;text x=&quot;324.90&quot; y=&quot;280.00&quot;&gt;4&lt;/text&gt;" calcext:value-type="string">
            <text:p><text:s text:c="8"/>&lt;text x="324.90" y="280.00"&gt;4&lt;/text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]*30" office:value-type="float" office:value="150" calcext:value-type="float">
            <text:p>150</text:p>
          </table:table-cell>
          <table:table-cell table:formula="of:=[.$B$4]" office:value-type="float" office:value="70" calcext:value-type="float">
            <text:p>70</text:p>
          </table:table-cell>
          <table:table-cell table:formula="of:=[.$L$1]&amp;[.$F$2]&amp;[.$L$2]&amp;[.$B$2]&amp;[.$L$3]&amp;[.$F$2]&amp;[.$L$4]&amp;[.$C15]&amp;[.$L$5]&amp;[.$B15]&amp;[.$L$6]&amp;[.$F$2]&amp;[.$L$6]&amp;[.$F$3]&amp;[.$L$7]" office:value-type="string" office:string-value="        &lt;line x1=&quot;200&quot; y1=&quot;60&quot; x2=&quot;200&quot; y2=&quot;70&quot; transform=&quot;rotate(150 200 200)&quot; /&gt;" calcext:value-type="string">
            <text:p><text:s text:c="8"/>&lt;line x1="200" y1="60" x2="200" y2="70" transform="rotate(150 200 200)" /&gt;</text:p>
          </table:table-cell>
          <table:table-cell table:number-columns-repeated="5"/>
          <table:table-cell table:formula="of:=[.$F$2]+([.$F$2] - [.$B$2] + ([.$F$4] * 2))*SIN(RADIANS([.B15]))-[.$F$4]" office:value-type="float" office:value="270" calcext:value-type="float">
            <text:p>270.00</text:p>
          </table:table-cell>
          <table:table-cell table:formula="of:=[.$F$3]-([.$F$3] - [.$B$2] + ([.$F$4] * 2))*COS(RADIANS([.B15]))+[.$F$4]" office:value-type="float" office:value="334.903810567666" calcext:value-type="float">
            <text:p>334.90</text:p>
          </table:table-cell>
          <table:table-cell table:style-name="Default" table:formula="of:=TEXT([.J15]; &quot;00.00&quot;)" office:value-type="string" office:string-value="270.00" calcext:value-type="string">
            <text:p>270.00</text:p>
          </table:table-cell>
          <table:table-cell table:formula="of:=TEXT([.K15]; &quot;00.00&quot;)" office:value-type="string" office:string-value="334.90" calcext:value-type="string">
            <text:p>334.90</text:p>
          </table:table-cell>
          <table:table-cell table:style-name="Default" table:formula="of:=[.$N$2]&amp;[.L15]&amp;[.$N$3]&amp;[.M15]&amp;[.$N$4]&amp;[.A15]&amp;[.$N$5]" office:value-type="string" office:string-value="        &lt;text x=&quot;270.00&quot; y=&quot;334.90&quot;&gt;5&lt;/text&gt;" calcext:value-type="string">
            <text:p><text:s text:c="8"/>&lt;text x="270.00" y="334.90"&gt;5&lt;/text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]*30" office:value-type="float" office:value="180" calcext:value-type="float">
            <text:p>180</text:p>
          </table:table-cell>
          <table:table-cell table:formula="of:=[.$B$3]" office:value-type="float" office:value="75" calcext:value-type="float">
            <text:p>75</text:p>
          </table:table-cell>
          <table:table-cell table:formula="of:=[.$L$1]&amp;[.$F$2]&amp;[.$L$2]&amp;[.$B$2]&amp;[.$L$3]&amp;[.$F$2]&amp;[.$L$4]&amp;[.$C16]&amp;[.$L$5]&amp;[.$B16]&amp;[.$L$6]&amp;[.$F$2]&amp;[.$L$6]&amp;[.$F$3]&amp;[.$L$7]" office:value-type="string" office:string-value="        &lt;line x1=&quot;200&quot; y1=&quot;60&quot; x2=&quot;200&quot; y2=&quot;75&quot; transform=&quot;rotate(180 200 200)&quot; /&gt;" calcext:value-type="string">
            <text:p><text:s text:c="8"/>&lt;line x1="200" y1="60" x2="200" y2="75" transform="rotate(180 200 200)" /&gt;</text:p>
          </table:table-cell>
          <table:table-cell table:number-columns-repeated="5"/>
          <table:table-cell table:formula="of:=[.$F$2]+([.$F$2] - [.$B$2] + ([.$F$4] * 2))*SIN(RADIANS([.B16]))-[.$F$4]" office:value-type="float" office:value="195" calcext:value-type="float">
            <text:p>195.00</text:p>
          </table:table-cell>
          <table:table-cell table:formula="of:=[.$F$3]-([.$F$3] - [.$B$2] + ([.$F$4] * 2))*COS(RADIANS([.B16]))+[.$F$4]" office:value-type="float" office:value="355" calcext:value-type="float">
            <text:p>355.00</text:p>
          </table:table-cell>
          <table:table-cell table:style-name="Default" table:formula="of:=TEXT([.J16]; &quot;00.00&quot;)" office:value-type="string" office:string-value="195.00" calcext:value-type="string">
            <text:p>195.00</text:p>
          </table:table-cell>
          <table:table-cell table:formula="of:=TEXT([.K16]; &quot;00.00&quot;)" office:value-type="string" office:string-value="355.00" calcext:value-type="string">
            <text:p>355.00</text:p>
          </table:table-cell>
          <table:table-cell table:style-name="Default" table:formula="of:=[.$N$2]&amp;[.L16]&amp;[.$N$3]&amp;[.M16]&amp;[.$N$4]&amp;[.A16]&amp;[.$N$5]" office:value-type="string" office:string-value="        &lt;text x=&quot;195.00&quot; y=&quot;355.00&quot;&gt;6&lt;/text&gt;" calcext:value-type="string">
            <text:p><text:s text:c="8"/>&lt;text x="195.00" y="355.00"&gt;6&lt;/text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7]*30" office:value-type="float" office:value="210" calcext:value-type="float">
            <text:p>210</text:p>
          </table:table-cell>
          <table:table-cell table:formula="of:=[.$B$4]" office:value-type="float" office:value="70" calcext:value-type="float">
            <text:p>70</text:p>
          </table:table-cell>
          <table:table-cell table:formula="of:=[.$L$1]&amp;[.$F$2]&amp;[.$L$2]&amp;[.$B$2]&amp;[.$L$3]&amp;[.$F$2]&amp;[.$L$4]&amp;[.$C17]&amp;[.$L$5]&amp;[.$B17]&amp;[.$L$6]&amp;[.$F$2]&amp;[.$L$6]&amp;[.$F$3]&amp;[.$L$7]" office:value-type="string" office:string-value="        &lt;line x1=&quot;200&quot; y1=&quot;60&quot; x2=&quot;200&quot; y2=&quot;70&quot; transform=&quot;rotate(210 200 200)&quot; /&gt;" calcext:value-type="string">
            <text:p><text:s text:c="8"/>&lt;line x1="200" y1="60" x2="200" y2="70" transform="rotate(210 200 200)" /&gt;</text:p>
          </table:table-cell>
          <table:table-cell table:number-columns-repeated="5"/>
          <table:table-cell table:formula="of:=[.$F$2]+([.$F$2] - [.$B$2] + ([.$F$4] * 2))*SIN(RADIANS([.B17]))-[.$F$4]" office:value-type="float" office:value="120" calcext:value-type="float">
            <text:p>120.00</text:p>
          </table:table-cell>
          <table:table-cell table:formula="of:=[.$F$3]-([.$F$3] - [.$B$2] + ([.$F$4] * 2))*COS(RADIANS([.B17]))+[.$F$4]" office:value-type="float" office:value="334.903810567666" calcext:value-type="float">
            <text:p>334.90</text:p>
          </table:table-cell>
          <table:table-cell table:style-name="Default" table:formula="of:=TEXT([.J17]; &quot;00.00&quot;)" office:value-type="string" office:string-value="120.00" calcext:value-type="string">
            <text:p>120.00</text:p>
          </table:table-cell>
          <table:table-cell table:formula="of:=TEXT([.K17]; &quot;00.00&quot;)" office:value-type="string" office:string-value="334.90" calcext:value-type="string">
            <text:p>334.90</text:p>
          </table:table-cell>
          <table:table-cell table:style-name="Default" table:formula="of:=[.$N$2]&amp;[.L17]&amp;[.$N$3]&amp;[.M17]&amp;[.$N$4]&amp;[.A17]&amp;[.$N$5]" office:value-type="string" office:string-value="        &lt;text x=&quot;120.00&quot; y=&quot;334.90&quot;&gt;7&lt;/text&gt;" calcext:value-type="string">
            <text:p><text:s text:c="8"/>&lt;text x="120.00" y="334.90"&gt;7&lt;/text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8]*30" office:value-type="float" office:value="240" calcext:value-type="float">
            <text:p>240</text:p>
          </table:table-cell>
          <table:table-cell table:formula="of:=[.$B$4]" office:value-type="float" office:value="70" calcext:value-type="float">
            <text:p>70</text:p>
          </table:table-cell>
          <table:table-cell table:formula="of:=[.$L$1]&amp;[.$F$2]&amp;[.$L$2]&amp;[.$B$2]&amp;[.$L$3]&amp;[.$F$2]&amp;[.$L$4]&amp;[.$C18]&amp;[.$L$5]&amp;[.$B18]&amp;[.$L$6]&amp;[.$F$2]&amp;[.$L$6]&amp;[.$F$3]&amp;[.$L$7]" office:value-type="string" office:string-value="        &lt;line x1=&quot;200&quot; y1=&quot;60&quot; x2=&quot;200&quot; y2=&quot;70&quot; transform=&quot;rotate(240 200 200)&quot; /&gt;" calcext:value-type="string">
            <text:p><text:s text:c="8"/>&lt;line x1="200" y1="60" x2="200" y2="70" transform="rotate(240 200 200)" /&gt;</text:p>
          </table:table-cell>
          <table:table-cell table:number-columns-repeated="5"/>
          <table:table-cell table:formula="of:=[.$F$2]+([.$F$2] - [.$B$2] + ([.$F$4] * 2))*SIN(RADIANS([.B18]))-[.$F$4]" office:value-type="float" office:value="65.0961894323343" calcext:value-type="float">
            <text:p>65.10</text:p>
          </table:table-cell>
          <table:table-cell table:formula="of:=[.$F$3]-([.$F$3] - [.$B$2] + ([.$F$4] * 2))*COS(RADIANS([.B18]))+[.$F$4]" office:value-type="float" office:value="280" calcext:value-type="float">
            <text:p>280.00</text:p>
          </table:table-cell>
          <table:table-cell table:style-name="Default" table:formula="of:=TEXT([.J18]; &quot;00.00&quot;)" office:value-type="string" office:string-value="65.10" calcext:value-type="string">
            <text:p>65.10</text:p>
          </table:table-cell>
          <table:table-cell table:formula="of:=TEXT([.K18]; &quot;00.00&quot;)" office:value-type="string" office:string-value="280.00" calcext:value-type="string">
            <text:p>280.00</text:p>
          </table:table-cell>
          <table:table-cell table:style-name="Default" table:formula="of:=[.$N$2]&amp;[.L18]&amp;[.$N$3]&amp;[.M18]&amp;[.$N$4]&amp;[.A18]&amp;[.$N$5]" office:value-type="string" office:string-value="        &lt;text x=&quot;65.10&quot; y=&quot;280.00&quot;&gt;8&lt;/text&gt;" calcext:value-type="string">
            <text:p><text:s text:c="8"/>&lt;text x="65.10" y="280.00"&gt;8&lt;/text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9]*30" office:value-type="float" office:value="270" calcext:value-type="float">
            <text:p>270</text:p>
          </table:table-cell>
          <table:table-cell table:formula="of:=[.$B$3]" office:value-type="float" office:value="75" calcext:value-type="float">
            <text:p>75</text:p>
          </table:table-cell>
          <table:table-cell table:formula="of:=[.$L$1]&amp;[.$F$2]&amp;[.$L$2]&amp;[.$B$2]&amp;[.$L$3]&amp;[.$F$2]&amp;[.$L$4]&amp;[.$C19]&amp;[.$L$5]&amp;[.$B19]&amp;[.$L$6]&amp;[.$F$2]&amp;[.$L$6]&amp;[.$F$3]&amp;[.$L$7]" office:value-type="string" office:string-value="        &lt;line x1=&quot;200&quot; y1=&quot;60&quot; x2=&quot;200&quot; y2=&quot;75&quot; transform=&quot;rotate(270 200 200)&quot; /&gt;" calcext:value-type="string">
            <text:p><text:s text:c="8"/>&lt;line x1="200" y1="60" x2="200" y2="75" transform="rotate(270 200 200)" /&gt;</text:p>
          </table:table-cell>
          <table:table-cell table:number-columns-repeated="5"/>
          <table:table-cell table:formula="of:=[.$F$2]+([.$F$2] - [.$B$2] + ([.$F$4] * 2))*SIN(RADIANS([.B19]))-[.$F$4]" office:value-type="float" office:value="45" calcext:value-type="float">
            <text:p>45.00</text:p>
          </table:table-cell>
          <table:table-cell table:formula="of:=[.$F$3]-([.$F$3] - [.$B$2] + ([.$F$4] * 2))*COS(RADIANS([.B19]))+[.$F$4]" office:value-type="float" office:value="205" calcext:value-type="float">
            <text:p>205.00</text:p>
          </table:table-cell>
          <table:table-cell table:style-name="Default" table:formula="of:=TEXT([.J19]; &quot;00.00&quot;)" office:value-type="string" office:string-value="45.00" calcext:value-type="string">
            <text:p>45.00</text:p>
          </table:table-cell>
          <table:table-cell table:formula="of:=TEXT([.K19]; &quot;00.00&quot;)" office:value-type="string" office:string-value="205.00" calcext:value-type="string">
            <text:p>205.00</text:p>
          </table:table-cell>
          <table:table-cell table:style-name="Default" table:formula="of:=[.$N$2]&amp;[.L19]&amp;[.$N$3]&amp;[.M19]&amp;[.$N$4]&amp;[.A19]&amp;[.$N$5]" office:value-type="string" office:string-value="        &lt;text x=&quot;45.00&quot; y=&quot;205.00&quot;&gt;9&lt;/text&gt;" calcext:value-type="string">
            <text:p><text:s text:c="8"/>&lt;text x="45.00" y="205.00"&gt;9&lt;/text&gt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0]*30" office:value-type="float" office:value="300" calcext:value-type="float">
            <text:p>300</text:p>
          </table:table-cell>
          <table:table-cell table:formula="of:=[.$B$4]" office:value-type="float" office:value="70" calcext:value-type="float">
            <text:p>70</text:p>
          </table:table-cell>
          <table:table-cell table:formula="of:=[.$L$1]&amp;[.$F$2]&amp;[.$L$2]&amp;[.$B$2]&amp;[.$L$3]&amp;[.$F$2]&amp;[.$L$4]&amp;[.$C20]&amp;[.$L$5]&amp;[.$B20]&amp;[.$L$6]&amp;[.$F$2]&amp;[.$L$6]&amp;[.$F$3]&amp;[.$L$7]" office:value-type="string" office:string-value="        &lt;line x1=&quot;200&quot; y1=&quot;60&quot; x2=&quot;200&quot; y2=&quot;70&quot; transform=&quot;rotate(300 200 200)&quot; /&gt;" calcext:value-type="string">
            <text:p><text:s text:c="8"/>&lt;line x1="200" y1="60" x2="200" y2="70" transform="rotate(300 200 200)" /&gt;</text:p>
          </table:table-cell>
          <table:table-cell table:number-columns-repeated="5"/>
          <table:table-cell table:formula="of:=[.$F$2]+([.$F$2] - [.$B$2] + ([.$F$4] * 2))*SIN(RADIANS([.B20]))-[.$F$4]" office:value-type="float" office:value="65.0961894323342" calcext:value-type="float">
            <text:p>65.10</text:p>
          </table:table-cell>
          <table:table-cell table:formula="of:=[.$F$3]-([.$F$3] - [.$B$2] + ([.$F$4] * 2))*COS(RADIANS([.B20]))+[.$F$4]" office:value-type="float" office:value="130" calcext:value-type="float">
            <text:p>130.00</text:p>
          </table:table-cell>
          <table:table-cell table:style-name="Default" table:formula="of:=TEXT([.J20]; &quot;00.00&quot;)" office:value-type="string" office:string-value="65.10" calcext:value-type="string">
            <text:p>65.10</text:p>
          </table:table-cell>
          <table:table-cell table:formula="of:=TEXT([.K20]; &quot;00.00&quot;)" office:value-type="string" office:string-value="130.00" calcext:value-type="string">
            <text:p>130.00</text:p>
          </table:table-cell>
          <table:table-cell table:style-name="Default" table:formula="of:=[.$N$2]&amp;[.L20]&amp;[.$N$3]&amp;[.M20]&amp;[.$N$4]&amp;[.A20]&amp;[.$N$5]" office:value-type="string" office:string-value="        &lt;text x=&quot;65.10&quot; y=&quot;130.00&quot;&gt;10&lt;/text&gt;" calcext:value-type="string">
            <text:p><text:s text:c="8"/>&lt;text x="65.10" y="130.00"&gt;10&lt;/text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1]*30" office:value-type="float" office:value="330" calcext:value-type="float">
            <text:p>330</text:p>
          </table:table-cell>
          <table:table-cell table:formula="of:=[.$B$4]" office:value-type="float" office:value="70" calcext:value-type="float">
            <text:p>70</text:p>
          </table:table-cell>
          <table:table-cell table:formula="of:=[.$L$1]&amp;[.$F$2]&amp;[.$L$2]&amp;[.$B$2]&amp;[.$L$3]&amp;[.$F$2]&amp;[.$L$4]&amp;[.$C21]&amp;[.$L$5]&amp;[.$B21]&amp;[.$L$6]&amp;[.$F$2]&amp;[.$L$6]&amp;[.$F$3]&amp;[.$L$7]" office:value-type="string" office:string-value="        &lt;line x1=&quot;200&quot; y1=&quot;60&quot; x2=&quot;200&quot; y2=&quot;70&quot; transform=&quot;rotate(330 200 200)&quot; /&gt;" calcext:value-type="string">
            <text:p><text:s text:c="8"/>&lt;line x1="200" y1="60" x2="200" y2="70" transform="rotate(330 200 200)" /&gt;</text:p>
          </table:table-cell>
          <table:table-cell table:number-columns-repeated="5"/>
          <table:table-cell table:formula="of:=[.$F$2]+([.$F$2] - [.$B$2] + ([.$F$4] * 2))*SIN(RADIANS([.B21]))-[.$F$4]" office:value-type="float" office:value="120" calcext:value-type="float">
            <text:p>120.00</text:p>
          </table:table-cell>
          <table:table-cell table:formula="of:=[.$F$3]-([.$F$3] - [.$B$2] + ([.$F$4] * 2))*COS(RADIANS([.B21]))+[.$F$4]" office:value-type="float" office:value="75.0961894323343" calcext:value-type="float">
            <text:p>75.10</text:p>
          </table:table-cell>
          <table:table-cell table:style-name="Default" table:formula="of:=TEXT([.J21]; &quot;00.00&quot;)" office:value-type="string" office:string-value="120.00" calcext:value-type="string">
            <text:p>120.00</text:p>
          </table:table-cell>
          <table:table-cell table:formula="of:=TEXT([.K21]; &quot;00.00&quot;)" office:value-type="string" office:string-value="75.10" calcext:value-type="string">
            <text:p>75.10</text:p>
          </table:table-cell>
          <table:table-cell table:style-name="Default" table:formula="of:=[.$N$2]&amp;[.L21]&amp;[.$N$3]&amp;[.M21]&amp;[.$N$4]&amp;[.A21]&amp;[.$N$5]" office:value-type="string" office:string-value="        &lt;text x=&quot;120.00&quot; y=&quot;75.10&quot;&gt;11&lt;/text&gt;" calcext:value-type="string">
            <text:p><text:s text:c="8"/>&lt;text x="120.00" y="75.10"&gt;11&lt;/text&gt;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office:value-type="string" calcext:value-type="string">
            <text:p>分</text:p>
          </table:table-cell>
          <table:table-cell office:value-type="string" calcext:value-type="string">
            <text:p>角度</text:p>
          </table:table-cell>
          <table:table-cell office:value-type="string" calcext:value-type="string">
            <text:p>長針終了Y</text:p>
          </table:table-cell>
          <table:table-cell table:style-name="Default"/>
          <table:table-cell table:number-columns-repeated="5"/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yPo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4]*6" office:value-type="float" office:value="360" calcext:value-type="float">
            <text:p>36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24]&amp;[.$L$5]&amp;[.$B24]&amp;[.$L$6]&amp;[.$F$2]&amp;[.$L$6]&amp;[.$F$3]&amp;[.$L$7]" office:value-type="string" office:string-value="        &lt;line x1=&quot;200&quot; y1=&quot;20&quot; x2=&quot;200&quot; y2=&quot;35&quot; transform=&quot;rotate(360 200 200)&quot; /&gt;" calcext:value-type="string">
            <text:p><text:s text:c="8"/>&lt;line x1="200" y1="20" x2="200" y2="35" transform="rotate(360 200 200)" /&gt;</text:p>
          </table:table-cell>
          <table:table-cell table:number-columns-repeated="5"/>
          <table:table-cell table:formula="of:=[.$F$2]+([.$F$2] - [.$B$5] + ([.$F$4] * 2))*SIN(RADIANS([.B24]))-[.$F$4]" office:value-type="float" office:value="195" calcext:value-type="float">
            <text:p>195.00</text:p>
          </table:table-cell>
          <table:table-cell table:formula="of:=[.$F$3]-([.$F$3] - [.$B$5] + ([.$F$4] * 2))*COS(RADIANS([.B24]))+[.$F$4]" office:value-type="float" office:value="15" calcext:value-type="float">
            <text:p>15.00</text:p>
          </table:table-cell>
          <table:table-cell table:formula="of:=TEXT([.J24]; &quot;00.00&quot;)" office:value-type="string" office:string-value="195.00" calcext:value-type="string">
            <text:p>195.00</text:p>
          </table:table-cell>
          <table:table-cell table:formula="of:=TEXT([.K24]; &quot;00.00&quot;)" office:value-type="string" office:string-value="15.00" calcext:value-type="string">
            <text:p>15.00</text:p>
          </table:table-cell>
          <table:table-cell table:formula="of:=[.$N$2]&amp;[.L24]&amp;[.$N$3]&amp;[.M24]&amp;[.$N$4]&amp;[.A24]&amp;[.$N$5]" office:value-type="string" office:string-value="        &lt;text x=&quot;195.00&quot; y=&quot;15.00&quot;&gt;60&lt;/text&gt;" calcext:value-type="string">
            <text:p><text:s text:c="8"/>&lt;text x="195.00" y="15.00"&gt;60&lt;/tex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]*6" office:value-type="float" office:value="6" calcext:value-type="float">
            <text:p>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25]&amp;[.$L$5]&amp;[.$B25]&amp;[.$L$6]&amp;[.$F$2]&amp;[.$L$6]&amp;[.$F$3]&amp;[.$L$7]" office:value-type="string" office:string-value="        &lt;line x1=&quot;200&quot; y1=&quot;20&quot; x2=&quot;200&quot; y2=&quot;30&quot; transform=&quot;rotate(6 200 200)&quot; /&gt;" calcext:value-type="string">
            <text:p><text:s text:c="8"/>&lt;line x1="200" y1="20" x2="200" y2="30" transform="rotate(6 200 200)" /&gt;</text:p>
          </table:table-cell>
          <table:table-cell table:number-columns-repeated="5"/>
          <table:table-cell table:formula="of:=[.$F$2]+([.$F$2] - [.$B$5] + ([.$F$4] * 2))*SIN(RADIANS([.B25]))-[.$F$4]" office:value-type="float" office:value="214.860408020854" calcext:value-type="float">
            <text:p>214.86</text:p>
          </table:table-cell>
          <table:table-cell table:formula="of:=[.$F$3]-([.$F$3] - [.$B$5] + ([.$F$4] * 2))*COS(RADIANS([.B25]))+[.$F$4]" office:value-type="float" office:value="16.0408398800281" calcext:value-type="float">
            <text:p>16.04</text:p>
          </table:table-cell>
          <table:table-cell table:formula="of:=TEXT([.J25]; &quot;00.00&quot;)" office:value-type="string" office:string-value="214.86" calcext:value-type="string">
            <text:p>214.86</text:p>
          </table:table-cell>
          <table:table-cell table:formula="of:=TEXT([.K25]; &quot;00.00&quot;)" office:value-type="string" office:string-value="16.04" calcext:value-type="string">
            <text:p>16.04</text:p>
          </table:table-cell>
          <table:table-cell table:formula="of:=[.$N$2]&amp;[.L25]&amp;[.$N$3]&amp;[.M25]&amp;[.$N$4]&amp;[.A25]&amp;[.$N$5]" office:value-type="string" office:string-value="        &lt;text x=&quot;214.86&quot; y=&quot;16.04&quot;&gt;1&lt;/text&gt;" calcext:value-type="string">
            <text:p><text:s text:c="8"/>&lt;text x="214.86" y="16.04"&gt;1&lt;/text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6]*6" office:value-type="float" office:value="12" calcext:value-type="float">
            <text:p>1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26]&amp;[.$L$5]&amp;[.$B26]&amp;[.$L$6]&amp;[.$F$2]&amp;[.$L$6]&amp;[.$F$3]&amp;[.$L$7]" office:value-type="string" office:string-value="        &lt;line x1=&quot;200&quot; y1=&quot;20&quot; x2=&quot;200&quot; y2=&quot;30&quot; transform=&quot;rotate(12 200 200)&quot; /&gt;" calcext:value-type="string">
            <text:p><text:s text:c="8"/>&lt;line x1="200" y1="20" x2="200" y2="30" transform="rotate(12 200 200)" /&gt;</text:p>
          </table:table-cell>
          <table:table-cell table:number-columns-repeated="5"/>
          <table:table-cell table:formula="of:=[.$F$2]+([.$F$2] - [.$B$5] + ([.$F$4] * 2))*SIN(RADIANS([.B26]))-[.$F$4]" office:value-type="float" office:value="234.503221255374" calcext:value-type="float">
            <text:p>234.50</text:p>
          </table:table-cell>
          <table:table-cell table:formula="of:=[.$F$3]-([.$F$3] - [.$B$5] + ([.$F$4] * 2))*COS(RADIANS([.B26]))+[.$F$4]" office:value-type="float" office:value="19.1519558605769" calcext:value-type="float">
            <text:p>19.15</text:p>
          </table:table-cell>
          <table:table-cell table:formula="of:=TEXT([.J26]; &quot;00.00&quot;)" office:value-type="string" office:string-value="234.50" calcext:value-type="string">
            <text:p>234.50</text:p>
          </table:table-cell>
          <table:table-cell table:formula="of:=TEXT([.K26]; &quot;00.00&quot;)" office:value-type="string" office:string-value="19.15" calcext:value-type="string">
            <text:p>19.15</text:p>
          </table:table-cell>
          <table:table-cell table:formula="of:=[.$N$2]&amp;[.L26]&amp;[.$N$3]&amp;[.M26]&amp;[.$N$4]&amp;[.A26]&amp;[.$N$5]" office:value-type="string" office:string-value="        &lt;text x=&quot;234.50&quot; y=&quot;19.15&quot;&gt;2&lt;/text&gt;" calcext:value-type="string">
            <text:p><text:s text:c="8"/>&lt;text x="234.50" y="19.15"&gt;2&lt;/text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7]*6" office:value-type="float" office:value="18" calcext:value-type="float">
            <text:p>1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27]&amp;[.$L$5]&amp;[.$B27]&amp;[.$L$6]&amp;[.$F$2]&amp;[.$L$6]&amp;[.$F$3]&amp;[.$L$7]" office:value-type="string" office:string-value="        &lt;line x1=&quot;200&quot; y1=&quot;20&quot; x2=&quot;200&quot; y2=&quot;30&quot; transform=&quot;rotate(18 200 200)&quot; /&gt;" calcext:value-type="string">
            <text:p><text:s text:c="8"/>&lt;line x1="200" y1="20" x2="200" y2="30" transform="rotate(18 200 200)" /&gt;</text:p>
          </table:table-cell>
          <table:table-cell table:number-columns-repeated="5"/>
          <table:table-cell table:formula="of:=[.$F$2]+([.$F$2] - [.$B$5] + ([.$F$4] * 2))*SIN(RADIANS([.B27]))-[.$F$4]" office:value-type="float" office:value="253.71322893124" calcext:value-type="float">
            <text:p>253.71</text:p>
          </table:table-cell>
          <table:table-cell table:formula="of:=[.$F$3]-([.$F$3] - [.$B$5] + ([.$F$4] * 2))*COS(RADIANS([.B27]))+[.$F$4]" office:value-type="float" office:value="24.2992619039208" calcext:value-type="float">
            <text:p>24.30</text:p>
          </table:table-cell>
          <table:table-cell table:formula="of:=TEXT([.J27]; &quot;00.00&quot;)" office:value-type="string" office:string-value="253.71" calcext:value-type="string">
            <text:p>253.71</text:p>
          </table:table-cell>
          <table:table-cell table:formula="of:=TEXT([.K27]; &quot;00.00&quot;)" office:value-type="string" office:string-value="24.30" calcext:value-type="string">
            <text:p>24.30</text:p>
          </table:table-cell>
          <table:table-cell table:formula="of:=[.$N$2]&amp;[.L27]&amp;[.$N$3]&amp;[.M27]&amp;[.$N$4]&amp;[.A27]&amp;[.$N$5]" office:value-type="string" office:string-value="        &lt;text x=&quot;253.71&quot; y=&quot;24.30&quot;&gt;3&lt;/text&gt;" calcext:value-type="string">
            <text:p><text:s text:c="8"/>&lt;text x="253.71" y="24.30"&gt;3&lt;/text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8]*6" office:value-type="float" office:value="24" calcext:value-type="float">
            <text:p>2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28]&amp;[.$L$5]&amp;[.$B28]&amp;[.$L$6]&amp;[.$F$2]&amp;[.$L$6]&amp;[.$F$3]&amp;[.$L$7]" office:value-type="string" office:string-value="        &lt;line x1=&quot;200&quot; y1=&quot;20&quot; x2=&quot;200&quot; y2=&quot;30&quot; transform=&quot;rotate(24 200 200)&quot; /&gt;" calcext:value-type="string">
            <text:p><text:s text:c="8"/>&lt;line x1="200" y1="20" x2="200" y2="30" transform="rotate(24 200 200)" /&gt;</text:p>
          </table:table-cell>
          <table:table-cell table:number-columns-repeated="5"/>
          <table:table-cell table:formula="of:=[.$F$2]+([.$F$2] - [.$B$5] + ([.$F$4] * 2))*SIN(RADIANS([.B28]))-[.$F$4]" office:value-type="float" office:value="272.279962184402" calcext:value-type="float">
            <text:p>272.28</text:p>
          </table:table-cell>
          <table:table-cell table:formula="of:=[.$F$3]-([.$F$3] - [.$B$5] + ([.$F$4] * 2))*COS(RADIANS([.B28]))+[.$F$4]" office:value-type="float" office:value="31.4263630479058" calcext:value-type="float">
            <text:p>31.43</text:p>
          </table:table-cell>
          <table:table-cell table:formula="of:=TEXT([.J28]; &quot;00.00&quot;)" office:value-type="string" office:string-value="272.28" calcext:value-type="string">
            <text:p>272.28</text:p>
          </table:table-cell>
          <table:table-cell table:formula="of:=TEXT([.K28]; &quot;00.00&quot;)" office:value-type="string" office:string-value="31.43" calcext:value-type="string">
            <text:p>31.43</text:p>
          </table:table-cell>
          <table:table-cell table:formula="of:=[.$N$2]&amp;[.L28]&amp;[.$N$3]&amp;[.M28]&amp;[.$N$4]&amp;[.A28]&amp;[.$N$5]" office:value-type="string" office:string-value="        &lt;text x=&quot;272.28&quot; y=&quot;31.43&quot;&gt;4&lt;/text&gt;" calcext:value-type="string">
            <text:p><text:s text:c="8"/>&lt;text x="272.28" y="31.43"&gt;4&lt;/text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9]*6" office:value-type="float" office:value="30" calcext:value-type="float">
            <text:p>3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29]&amp;[.$L$5]&amp;[.$B29]&amp;[.$L$6]&amp;[.$F$2]&amp;[.$L$6]&amp;[.$F$3]&amp;[.$L$7]" office:value-type="string" office:string-value="        &lt;line x1=&quot;200&quot; y1=&quot;20&quot; x2=&quot;200&quot; y2=&quot;35&quot; transform=&quot;rotate(30 200 200)&quot; /&gt;" calcext:value-type="string">
            <text:p><text:s text:c="8"/>&lt;line x1="200" y1="20" x2="200" y2="35" transform="rotate(30 200 200)" /&gt;</text:p>
          </table:table-cell>
          <table:table-cell table:number-columns-repeated="5"/>
          <table:table-cell table:formula="of:=[.$F$2]+([.$F$2] - [.$B$5] + ([.$F$4] * 2))*SIN(RADIANS([.B29]))-[.$F$4]" office:value-type="float" office:value="290" calcext:value-type="float">
            <text:p>290.00</text:p>
          </table:table-cell>
          <table:table-cell table:formula="of:=[.$F$3]-([.$F$3] - [.$B$5] + ([.$F$4] * 2))*COS(RADIANS([.B29]))+[.$F$4]" office:value-type="float" office:value="40.4551732809566" calcext:value-type="float">
            <text:p>40.46</text:p>
          </table:table-cell>
          <table:table-cell table:formula="of:=TEXT([.J29]; &quot;00.00&quot;)" office:value-type="string" office:string-value="290.00" calcext:value-type="string">
            <text:p>290.00</text:p>
          </table:table-cell>
          <table:table-cell table:formula="of:=TEXT([.K29]; &quot;00.00&quot;)" office:value-type="string" office:string-value="40.46" calcext:value-type="string">
            <text:p>40.46</text:p>
          </table:table-cell>
          <table:table-cell table:formula="of:=[.$N$2]&amp;[.L29]&amp;[.$N$3]&amp;[.M29]&amp;[.$N$4]&amp;[.A29]&amp;[.$N$5]" office:value-type="string" office:string-value="        &lt;text x=&quot;290.00&quot; y=&quot;40.46&quot;&gt;5&lt;/text&gt;" calcext:value-type="string">
            <text:p><text:s text:c="8"/>&lt;text x="290.00" y="40.46"&gt;5&lt;/text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0]*6" office:value-type="float" office:value="36" calcext:value-type="float">
            <text:p>3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30]&amp;[.$L$5]&amp;[.$B30]&amp;[.$L$6]&amp;[.$F$2]&amp;[.$L$6]&amp;[.$F$3]&amp;[.$L$7]" office:value-type="string" office:string-value="        &lt;line x1=&quot;200&quot; y1=&quot;20&quot; x2=&quot;200&quot; y2=&quot;30&quot; transform=&quot;rotate(36 200 200)&quot; /&gt;" calcext:value-type="string">
            <text:p><text:s text:c="8"/>&lt;line x1="200" y1="20" x2="200" y2="30" transform="rotate(36 200 200)" /&gt;</text:p>
          </table:table-cell>
          <table:table-cell table:number-columns-repeated="5"/>
          <table:table-cell table:formula="of:=[.$F$2]+([.$F$2] - [.$B$5] + ([.$F$4] * 2))*SIN(RADIANS([.B30]))-[.$F$4]" office:value-type="float" office:value="306.67919793557" calcext:value-type="float">
            <text:p>306.68</text:p>
          </table:table-cell>
          <table:table-cell table:formula="of:=[.$F$3]-([.$F$3] - [.$B$5] + ([.$F$4] * 2))*COS(RADIANS([.B30]))+[.$F$4]" office:value-type="float" office:value="51.28677106876" calcext:value-type="float">
            <text:p>51.29</text:p>
          </table:table-cell>
          <table:table-cell table:formula="of:=TEXT([.J30]; &quot;00.00&quot;)" office:value-type="string" office:string-value="306.68" calcext:value-type="string">
            <text:p>306.68</text:p>
          </table:table-cell>
          <table:table-cell table:formula="of:=TEXT([.K30]; &quot;00.00&quot;)" office:value-type="string" office:string-value="51.29" calcext:value-type="string">
            <text:p>51.29</text:p>
          </table:table-cell>
          <table:table-cell table:formula="of:=[.$N$2]&amp;[.L30]&amp;[.$N$3]&amp;[.M30]&amp;[.$N$4]&amp;[.A30]&amp;[.$N$5]" office:value-type="string" office:string-value="        &lt;text x=&quot;306.68&quot; y=&quot;51.29&quot;&gt;6&lt;/text&gt;" calcext:value-type="string">
            <text:p><text:s text:c="8"/>&lt;text x="306.68" y="51.29"&gt;6&lt;/text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1]*6" office:value-type="float" office:value="42" calcext:value-type="float">
            <text:p>4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31]&amp;[.$L$5]&amp;[.$B31]&amp;[.$L$6]&amp;[.$F$2]&amp;[.$L$6]&amp;[.$F$3]&amp;[.$L$7]" office:value-type="string" office:string-value="        &lt;line x1=&quot;200&quot; y1=&quot;20&quot; x2=&quot;200&quot; y2=&quot;30&quot; transform=&quot;rotate(42 200 200)&quot; /&gt;" calcext:value-type="string">
            <text:p><text:s text:c="8"/>&lt;line x1="200" y1="20" x2="200" y2="30" transform="rotate(42 200 200)" /&gt;</text:p>
          </table:table-cell>
          <table:table-cell table:number-columns-repeated="5"/>
          <table:table-cell table:formula="of:=[.$F$2]+([.$F$2] - [.$B$5] + ([.$F$4] * 2))*SIN(RADIANS([.B31]))-[.$F$4]" office:value-type="float" office:value="322.134815208183" calcext:value-type="float">
            <text:p>322.13</text:p>
          </table:table-cell>
          <table:table-cell table:formula="of:=[.$F$3]-([.$F$3] - [.$B$5] + ([.$F$4] * 2))*COS(RADIANS([.B31]))+[.$F$4]" office:value-type="float" office:value="63.8024831592951" calcext:value-type="float">
            <text:p>63.80</text:p>
          </table:table-cell>
          <table:table-cell table:formula="of:=TEXT([.J31]; &quot;00.00&quot;)" office:value-type="string" office:string-value="322.13" calcext:value-type="string">
            <text:p>322.13</text:p>
          </table:table-cell>
          <table:table-cell table:formula="of:=TEXT([.K31]; &quot;00.00&quot;)" office:value-type="string" office:string-value="63.80" calcext:value-type="string">
            <text:p>63.80</text:p>
          </table:table-cell>
          <table:table-cell table:formula="of:=[.$N$2]&amp;[.L31]&amp;[.$N$3]&amp;[.M31]&amp;[.$N$4]&amp;[.A31]&amp;[.$N$5]" office:value-type="string" office:string-value="        &lt;text x=&quot;322.13&quot; y=&quot;63.80&quot;&gt;7&lt;/text&gt;" calcext:value-type="string">
            <text:p><text:s text:c="8"/>&lt;text x="322.13" y="63.80"&gt;7&lt;/text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2]*6" office:value-type="float" office:value="48" calcext:value-type="float">
            <text:p>4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32]&amp;[.$L$5]&amp;[.$B32]&amp;[.$L$6]&amp;[.$F$2]&amp;[.$L$6]&amp;[.$F$3]&amp;[.$L$7]" office:value-type="string" office:string-value="        &lt;line x1=&quot;200&quot; y1=&quot;20&quot; x2=&quot;200&quot; y2=&quot;30&quot; transform=&quot;rotate(48 200 200)&quot; /&gt;" calcext:value-type="string">
            <text:p><text:s text:c="8"/>&lt;line x1="200" y1="20" x2="200" y2="30" transform="rotate(48 200 200)" /&gt;</text:p>
          </table:table-cell>
          <table:table-cell table:number-columns-repeated="5"/>
          <table:table-cell table:formula="of:=[.$F$2]+([.$F$2] - [.$B$5] + ([.$F$4] * 2))*SIN(RADIANS([.B32]))-[.$F$4]" office:value-type="float" office:value="336.197516840705" calcext:value-type="float">
            <text:p>336.20</text:p>
          </table:table-cell>
          <table:table-cell table:formula="of:=[.$F$3]-([.$F$3] - [.$B$5] + ([.$F$4] * 2))*COS(RADIANS([.B32]))+[.$F$4]" office:value-type="float" office:value="77.8651847918169" calcext:value-type="float">
            <text:p>77.87</text:p>
          </table:table-cell>
          <table:table-cell table:formula="of:=TEXT([.J32]; &quot;00.00&quot;)" office:value-type="string" office:string-value="336.20" calcext:value-type="string">
            <text:p>336.20</text:p>
          </table:table-cell>
          <table:table-cell table:formula="of:=TEXT([.K32]; &quot;00.00&quot;)" office:value-type="string" office:string-value="77.87" calcext:value-type="string">
            <text:p>77.87</text:p>
          </table:table-cell>
          <table:table-cell table:formula="of:=[.$N$2]&amp;[.L32]&amp;[.$N$3]&amp;[.M32]&amp;[.$N$4]&amp;[.A32]&amp;[.$N$5]" office:value-type="string" office:string-value="        &lt;text x=&quot;336.20&quot; y=&quot;77.87&quot;&gt;8&lt;/text&gt;" calcext:value-type="string">
            <text:p><text:s text:c="8"/>&lt;text x="336.20" y="77.87"&gt;8&lt;/text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3]*6" office:value-type="float" office:value="54" calcext:value-type="float">
            <text:p>5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33]&amp;[.$L$5]&amp;[.$B33]&amp;[.$L$6]&amp;[.$F$2]&amp;[.$L$6]&amp;[.$F$3]&amp;[.$L$7]" office:value-type="string" office:string-value="        &lt;line x1=&quot;200&quot; y1=&quot;20&quot; x2=&quot;200&quot; y2=&quot;30&quot; transform=&quot;rotate(54 200 200)&quot; /&gt;" calcext:value-type="string">
            <text:p><text:s text:c="8"/>&lt;line x1="200" y1="20" x2="200" y2="30" transform="rotate(54 200 200)" /&gt;</text:p>
          </table:table-cell>
          <table:table-cell table:number-columns-repeated="5"/>
          <table:table-cell table:formula="of:=[.$F$2]+([.$F$2] - [.$B$5] + ([.$F$4] * 2))*SIN(RADIANS([.B33]))-[.$F$4]" office:value-type="float" office:value="348.71322893124" calcext:value-type="float">
            <text:p>348.71</text:p>
          </table:table-cell>
          <table:table-cell table:formula="of:=[.$F$3]-([.$F$3] - [.$B$5] + ([.$F$4] * 2))*COS(RADIANS([.B33]))+[.$F$4]" office:value-type="float" office:value="93.3208020644301" calcext:value-type="float">
            <text:p>93.32</text:p>
          </table:table-cell>
          <table:table-cell table:formula="of:=TEXT([.J33]; &quot;00.00&quot;)" office:value-type="string" office:string-value="348.71" calcext:value-type="string">
            <text:p>348.71</text:p>
          </table:table-cell>
          <table:table-cell table:formula="of:=TEXT([.K33]; &quot;00.00&quot;)" office:value-type="string" office:string-value="93.32" calcext:value-type="string">
            <text:p>93.32</text:p>
          </table:table-cell>
          <table:table-cell table:formula="of:=[.$N$2]&amp;[.L33]&amp;[.$N$3]&amp;[.M33]&amp;[.$N$4]&amp;[.A33]&amp;[.$N$5]" office:value-type="string" office:string-value="        &lt;text x=&quot;348.71&quot; y=&quot;93.32&quot;&gt;9&lt;/text&gt;" calcext:value-type="string">
            <text:p><text:s text:c="8"/>&lt;text x="348.71" y="93.32"&gt;9&lt;/text&gt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4]*6" office:value-type="float" office:value="60" calcext:value-type="float">
            <text:p>6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34]&amp;[.$L$5]&amp;[.$B34]&amp;[.$L$6]&amp;[.$F$2]&amp;[.$L$6]&amp;[.$F$3]&amp;[.$L$7]" office:value-type="string" office:string-value="        &lt;line x1=&quot;200&quot; y1=&quot;20&quot; x2=&quot;200&quot; y2=&quot;35&quot; transform=&quot;rotate(60 200 200)&quot; /&gt;" calcext:value-type="string">
            <text:p><text:s text:c="8"/>&lt;line x1="200" y1="20" x2="200" y2="35" transform="rotate(60 200 200)" /&gt;</text:p>
          </table:table-cell>
          <table:table-cell table:number-columns-repeated="5"/>
          <table:table-cell table:formula="of:=[.$F$2]+([.$F$2] - [.$B$5] + ([.$F$4] * 2))*SIN(RADIANS([.B34]))-[.$F$4]" office:value-type="float" office:value="359.544826719043" calcext:value-type="float">
            <text:p>359.54</text:p>
          </table:table-cell>
          <table:table-cell table:formula="of:=[.$F$3]-([.$F$3] - [.$B$5] + ([.$F$4] * 2))*COS(RADIANS([.B34]))+[.$F$4]" office:value-type="float" office:value="110" calcext:value-type="float">
            <text:p>110.00</text:p>
          </table:table-cell>
          <table:table-cell table:formula="of:=TEXT([.J34]; &quot;00.00&quot;)" office:value-type="string" office:string-value="359.54" calcext:value-type="string">
            <text:p>359.54</text:p>
          </table:table-cell>
          <table:table-cell table:formula="of:=TEXT([.K34]; &quot;00.00&quot;)" office:value-type="string" office:string-value="110.00" calcext:value-type="string">
            <text:p>110.00</text:p>
          </table:table-cell>
          <table:table-cell table:formula="of:=[.$N$2]&amp;[.L34]&amp;[.$N$3]&amp;[.M34]&amp;[.$N$4]&amp;[.A34]&amp;[.$N$5]" office:value-type="string" office:string-value="        &lt;text x=&quot;359.54&quot; y=&quot;110.00&quot;&gt;10&lt;/text&gt;" calcext:value-type="string">
            <text:p><text:s text:c="8"/>&lt;text x="359.54" y="110.00"&gt;10&lt;/text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5]*6" office:value-type="float" office:value="66" calcext:value-type="float">
            <text:p>6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35]&amp;[.$L$5]&amp;[.$B35]&amp;[.$L$6]&amp;[.$F$2]&amp;[.$L$6]&amp;[.$F$3]&amp;[.$L$7]" office:value-type="string" office:string-value="        &lt;line x1=&quot;200&quot; y1=&quot;20&quot; x2=&quot;200&quot; y2=&quot;30&quot; transform=&quot;rotate(66 200 200)&quot; /&gt;" calcext:value-type="string">
            <text:p><text:s text:c="8"/>&lt;line x1="200" y1="20" x2="200" y2="30" transform="rotate(66 200 200)" /&gt;</text:p>
          </table:table-cell>
          <table:table-cell table:number-columns-repeated="5"/>
          <table:table-cell table:formula="of:=[.$F$2]+([.$F$2] - [.$B$5] + ([.$F$4] * 2))*SIN(RADIANS([.B35]))-[.$F$4]" office:value-type="float" office:value="368.573636952094" calcext:value-type="float">
            <text:p>368.57</text:p>
          </table:table-cell>
          <table:table-cell table:formula="of:=[.$F$3]-([.$F$3] - [.$B$5] + ([.$F$4] * 2))*COS(RADIANS([.B35]))+[.$F$4]" office:value-type="float" office:value="127.720037815598" calcext:value-type="float">
            <text:p>127.72</text:p>
          </table:table-cell>
          <table:table-cell table:formula="of:=TEXT([.J35]; &quot;00.00&quot;)" office:value-type="string" office:string-value="368.57" calcext:value-type="string">
            <text:p>368.57</text:p>
          </table:table-cell>
          <table:table-cell table:formula="of:=TEXT([.K35]; &quot;00.00&quot;)" office:value-type="string" office:string-value="127.72" calcext:value-type="string">
            <text:p>127.72</text:p>
          </table:table-cell>
          <table:table-cell table:formula="of:=[.$N$2]&amp;[.L35]&amp;[.$N$3]&amp;[.M35]&amp;[.$N$4]&amp;[.A35]&amp;[.$N$5]" office:value-type="string" office:string-value="        &lt;text x=&quot;368.57&quot; y=&quot;127.72&quot;&gt;11&lt;/text&gt;" calcext:value-type="string">
            <text:p><text:s text:c="8"/>&lt;text x="368.57" y="127.72"&gt;11&lt;/text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6]*6" office:value-type="float" office:value="72" calcext:value-type="float">
            <text:p>7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36]&amp;[.$L$5]&amp;[.$B36]&amp;[.$L$6]&amp;[.$F$2]&amp;[.$L$6]&amp;[.$F$3]&amp;[.$L$7]" office:value-type="string" office:string-value="        &lt;line x1=&quot;200&quot; y1=&quot;20&quot; x2=&quot;200&quot; y2=&quot;30&quot; transform=&quot;rotate(72 200 200)&quot; /&gt;" calcext:value-type="string">
            <text:p><text:s text:c="8"/>&lt;line x1="200" y1="20" x2="200" y2="30" transform="rotate(72 200 200)" /&gt;</text:p>
          </table:table-cell>
          <table:table-cell table:number-columns-repeated="5"/>
          <table:table-cell table:formula="of:=[.$F$2]+([.$F$2] - [.$B$5] + ([.$F$4] * 2))*SIN(RADIANS([.B36]))-[.$F$4]" office:value-type="float" office:value="375.700738096079" calcext:value-type="float">
            <text:p>375.70</text:p>
          </table:table-cell>
          <table:table-cell table:formula="of:=[.$F$3]-([.$F$3] - [.$B$5] + ([.$F$4] * 2))*COS(RADIANS([.B36]))+[.$F$4]" office:value-type="float" office:value="146.28677106876" calcext:value-type="float">
            <text:p>146.29</text:p>
          </table:table-cell>
          <table:table-cell table:formula="of:=TEXT([.J36]; &quot;00.00&quot;)" office:value-type="string" office:string-value="375.70" calcext:value-type="string">
            <text:p>375.70</text:p>
          </table:table-cell>
          <table:table-cell table:formula="of:=TEXT([.K36]; &quot;00.00&quot;)" office:value-type="string" office:string-value="146.29" calcext:value-type="string">
            <text:p>146.29</text:p>
          </table:table-cell>
          <table:table-cell table:formula="of:=[.$N$2]&amp;[.L36]&amp;[.$N$3]&amp;[.M36]&amp;[.$N$4]&amp;[.A36]&amp;[.$N$5]" office:value-type="string" office:string-value="        &lt;text x=&quot;375.70&quot; y=&quot;146.29&quot;&gt;12&lt;/text&gt;" calcext:value-type="string">
            <text:p><text:s text:c="8"/>&lt;text x="375.70" y="146.29"&gt;12&lt;/text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37]*6" office:value-type="float" office:value="78" calcext:value-type="float">
            <text:p>7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37]&amp;[.$L$5]&amp;[.$B37]&amp;[.$L$6]&amp;[.$F$2]&amp;[.$L$6]&amp;[.$F$3]&amp;[.$L$7]" office:value-type="string" office:string-value="        &lt;line x1=&quot;200&quot; y1=&quot;20&quot; x2=&quot;200&quot; y2=&quot;30&quot; transform=&quot;rotate(78 200 200)&quot; /&gt;" calcext:value-type="string">
            <text:p><text:s text:c="8"/>&lt;line x1="200" y1="20" x2="200" y2="30" transform="rotate(78 200 200)" /&gt;</text:p>
          </table:table-cell>
          <table:table-cell table:number-columns-repeated="5"/>
          <table:table-cell table:formula="of:=[.$F$2]+([.$F$2] - [.$B$5] + ([.$F$4] * 2))*SIN(RADIANS([.B37]))-[.$F$4]" office:value-type="float" office:value="380.848044139423" calcext:value-type="float">
            <text:p>380.85</text:p>
          </table:table-cell>
          <table:table-cell table:formula="of:=[.$F$3]-([.$F$3] - [.$B$5] + ([.$F$4] * 2))*COS(RADIANS([.B37]))+[.$F$4]" office:value-type="float" office:value="165.496778744626" calcext:value-type="float">
            <text:p>165.50</text:p>
          </table:table-cell>
          <table:table-cell table:formula="of:=TEXT([.J37]; &quot;00.00&quot;)" office:value-type="string" office:string-value="380.85" calcext:value-type="string">
            <text:p>380.85</text:p>
          </table:table-cell>
          <table:table-cell table:formula="of:=TEXT([.K37]; &quot;00.00&quot;)" office:value-type="string" office:string-value="165.50" calcext:value-type="string">
            <text:p>165.50</text:p>
          </table:table-cell>
          <table:table-cell table:formula="of:=[.$N$2]&amp;[.L37]&amp;[.$N$3]&amp;[.M37]&amp;[.$N$4]&amp;[.A37]&amp;[.$N$5]" office:value-type="string" office:string-value="        &lt;text x=&quot;380.85&quot; y=&quot;165.50&quot;&gt;13&lt;/text&gt;" calcext:value-type="string">
            <text:p><text:s text:c="8"/>&lt;text x="380.85" y="165.50"&gt;13&lt;/text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38]*6" office:value-type="float" office:value="84" calcext:value-type="float">
            <text:p>8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38]&amp;[.$L$5]&amp;[.$B38]&amp;[.$L$6]&amp;[.$F$2]&amp;[.$L$6]&amp;[.$F$3]&amp;[.$L$7]" office:value-type="string" office:string-value="        &lt;line x1=&quot;200&quot; y1=&quot;20&quot; x2=&quot;200&quot; y2=&quot;30&quot; transform=&quot;rotate(84 200 200)&quot; /&gt;" calcext:value-type="string">
            <text:p><text:s text:c="8"/>&lt;line x1="200" y1="20" x2="200" y2="30" transform="rotate(84 200 200)" /&gt;</text:p>
          </table:table-cell>
          <table:table-cell table:number-columns-repeated="5"/>
          <table:table-cell table:formula="of:=[.$F$2]+([.$F$2] - [.$B$5] + ([.$F$4] * 2))*SIN(RADIANS([.B38]))-[.$F$4]" office:value-type="float" office:value="383.959160119972" calcext:value-type="float">
            <text:p>383.96</text:p>
          </table:table-cell>
          <table:table-cell table:formula="of:=[.$F$3]-([.$F$3] - [.$B$5] + ([.$F$4] * 2))*COS(RADIANS([.B38]))+[.$F$4]" office:value-type="float" office:value="185.139591979146" calcext:value-type="float">
            <text:p>185.14</text:p>
          </table:table-cell>
          <table:table-cell table:formula="of:=TEXT([.J38]; &quot;00.00&quot;)" office:value-type="string" office:string-value="383.96" calcext:value-type="string">
            <text:p>383.96</text:p>
          </table:table-cell>
          <table:table-cell table:formula="of:=TEXT([.K38]; &quot;00.00&quot;)" office:value-type="string" office:string-value="185.14" calcext:value-type="string">
            <text:p>185.14</text:p>
          </table:table-cell>
          <table:table-cell table:formula="of:=[.$N$2]&amp;[.L38]&amp;[.$N$3]&amp;[.M38]&amp;[.$N$4]&amp;[.A38]&amp;[.$N$5]" office:value-type="string" office:string-value="        &lt;text x=&quot;383.96&quot; y=&quot;185.14&quot;&gt;14&lt;/text&gt;" calcext:value-type="string">
            <text:p><text:s text:c="8"/>&lt;text x="383.96" y="185.14"&gt;14&lt;/text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9]*6" office:value-type="float" office:value="90" calcext:value-type="float">
            <text:p>9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39]&amp;[.$L$5]&amp;[.$B39]&amp;[.$L$6]&amp;[.$F$2]&amp;[.$L$6]&amp;[.$F$3]&amp;[.$L$7]" office:value-type="string" office:string-value="        &lt;line x1=&quot;200&quot; y1=&quot;20&quot; x2=&quot;200&quot; y2=&quot;35&quot; transform=&quot;rotate(90 200 200)&quot; /&gt;" calcext:value-type="string">
            <text:p><text:s text:c="8"/>&lt;line x1="200" y1="20" x2="200" y2="35" transform="rotate(90 200 200)" /&gt;</text:p>
          </table:table-cell>
          <table:table-cell table:number-columns-repeated="5"/>
          <table:table-cell table:formula="of:=[.$F$2]+([.$F$2] - [.$B$5] + ([.$F$4] * 2))*SIN(RADIANS([.B39]))-[.$F$4]" office:value-type="float" office:value="385" calcext:value-type="float">
            <text:p>385.00</text:p>
          </table:table-cell>
          <table:table-cell table:formula="of:=[.$F$3]-([.$F$3] - [.$B$5] + ([.$F$4] * 2))*COS(RADIANS([.B39]))+[.$F$4]" office:value-type="float" office:value="205" calcext:value-type="float">
            <text:p>205.00</text:p>
          </table:table-cell>
          <table:table-cell table:formula="of:=TEXT([.J39]; &quot;00.00&quot;)" office:value-type="string" office:string-value="385.00" calcext:value-type="string">
            <text:p>385.00</text:p>
          </table:table-cell>
          <table:table-cell table:formula="of:=TEXT([.K39]; &quot;00.00&quot;)" office:value-type="string" office:string-value="205.00" calcext:value-type="string">
            <text:p>205.00</text:p>
          </table:table-cell>
          <table:table-cell table:formula="of:=[.$N$2]&amp;[.L39]&amp;[.$N$3]&amp;[.M39]&amp;[.$N$4]&amp;[.A39]&amp;[.$N$5]" office:value-type="string" office:string-value="        &lt;text x=&quot;385.00&quot; y=&quot;205.00&quot;&gt;15&lt;/text&gt;" calcext:value-type="string">
            <text:p><text:s text:c="8"/>&lt;text x="385.00" y="205.00"&gt;15&lt;/text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40]*6" office:value-type="float" office:value="96" calcext:value-type="float">
            <text:p>9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40]&amp;[.$L$5]&amp;[.$B40]&amp;[.$L$6]&amp;[.$F$2]&amp;[.$L$6]&amp;[.$F$3]&amp;[.$L$7]" office:value-type="string" office:string-value="        &lt;line x1=&quot;200&quot; y1=&quot;20&quot; x2=&quot;200&quot; y2=&quot;30&quot; transform=&quot;rotate(96 200 200)&quot; /&gt;" calcext:value-type="string">
            <text:p><text:s text:c="8"/>&lt;line x1="200" y1="20" x2="200" y2="30" transform="rotate(96 200 200)" /&gt;</text:p>
          </table:table-cell>
          <table:table-cell table:number-columns-repeated="5"/>
          <table:table-cell table:formula="of:=[.$F$2]+([.$F$2] - [.$B$5] + ([.$F$4] * 2))*SIN(RADIANS([.B40]))-[.$F$4]" office:value-type="float" office:value="383.959160119972" calcext:value-type="float">
            <text:p>383.96</text:p>
          </table:table-cell>
          <table:table-cell table:formula="of:=[.$F$3]-([.$F$3] - [.$B$5] + ([.$F$4] * 2))*COS(RADIANS([.B40]))+[.$F$4]" office:value-type="float" office:value="224.860408020854" calcext:value-type="float">
            <text:p>224.86</text:p>
          </table:table-cell>
          <table:table-cell table:formula="of:=TEXT([.J40]; &quot;00.00&quot;)" office:value-type="string" office:string-value="383.96" calcext:value-type="string">
            <text:p>383.96</text:p>
          </table:table-cell>
          <table:table-cell table:formula="of:=TEXT([.K40]; &quot;00.00&quot;)" office:value-type="string" office:string-value="224.86" calcext:value-type="string">
            <text:p>224.86</text:p>
          </table:table-cell>
          <table:table-cell table:formula="of:=[.$N$2]&amp;[.L40]&amp;[.$N$3]&amp;[.M40]&amp;[.$N$4]&amp;[.A40]&amp;[.$N$5]" office:value-type="string" office:string-value="        &lt;text x=&quot;383.96&quot; y=&quot;224.86&quot;&gt;16&lt;/text&gt;" calcext:value-type="string">
            <text:p><text:s text:c="8"/>&lt;text x="383.96" y="224.86"&gt;16&lt;/text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41]*6" office:value-type="float" office:value="102" calcext:value-type="float">
            <text:p>10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41]&amp;[.$L$5]&amp;[.$B41]&amp;[.$L$6]&amp;[.$F$2]&amp;[.$L$6]&amp;[.$F$3]&amp;[.$L$7]" office:value-type="string" office:string-value="        &lt;line x1=&quot;200&quot; y1=&quot;20&quot; x2=&quot;200&quot; y2=&quot;30&quot; transform=&quot;rotate(102 200 200)&quot; /&gt;" calcext:value-type="string">
            <text:p><text:s text:c="8"/>&lt;line x1="200" y1="20" x2="200" y2="30" transform="rotate(102 200 200)" /&gt;</text:p>
          </table:table-cell>
          <table:table-cell table:number-columns-repeated="5"/>
          <table:table-cell table:formula="of:=[.$F$2]+([.$F$2] - [.$B$5] + ([.$F$4] * 2))*SIN(RADIANS([.B41]))-[.$F$4]" office:value-type="float" office:value="380.848044139423" calcext:value-type="float">
            <text:p>380.85</text:p>
          </table:table-cell>
          <table:table-cell table:formula="of:=[.$F$3]-([.$F$3] - [.$B$5] + ([.$F$4] * 2))*COS(RADIANS([.B41]))+[.$F$4]" office:value-type="float" office:value="244.503221255374" calcext:value-type="float">
            <text:p>244.50</text:p>
          </table:table-cell>
          <table:table-cell table:formula="of:=TEXT([.J41]; &quot;00.00&quot;)" office:value-type="string" office:string-value="380.85" calcext:value-type="string">
            <text:p>380.85</text:p>
          </table:table-cell>
          <table:table-cell table:formula="of:=TEXT([.K41]; &quot;00.00&quot;)" office:value-type="string" office:string-value="244.50" calcext:value-type="string">
            <text:p>244.50</text:p>
          </table:table-cell>
          <table:table-cell table:formula="of:=[.$N$2]&amp;[.L41]&amp;[.$N$3]&amp;[.M41]&amp;[.$N$4]&amp;[.A41]&amp;[.$N$5]" office:value-type="string" office:string-value="        &lt;text x=&quot;380.85&quot; y=&quot;244.50&quot;&gt;17&lt;/text&gt;" calcext:value-type="string">
            <text:p><text:s text:c="8"/>&lt;text x="380.85" y="244.50"&gt;17&lt;/text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42]*6" office:value-type="float" office:value="108" calcext:value-type="float">
            <text:p>10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42]&amp;[.$L$5]&amp;[.$B42]&amp;[.$L$6]&amp;[.$F$2]&amp;[.$L$6]&amp;[.$F$3]&amp;[.$L$7]" office:value-type="string" office:string-value="        &lt;line x1=&quot;200&quot; y1=&quot;20&quot; x2=&quot;200&quot; y2=&quot;30&quot; transform=&quot;rotate(108 200 200)&quot; /&gt;" calcext:value-type="string">
            <text:p><text:s text:c="8"/>&lt;line x1="200" y1="20" x2="200" y2="30" transform="rotate(108 200 200)" /&gt;</text:p>
          </table:table-cell>
          <table:table-cell table:number-columns-repeated="5"/>
          <table:table-cell table:formula="of:=[.$F$2]+([.$F$2] - [.$B$5] + ([.$F$4] * 2))*SIN(RADIANS([.B42]))-[.$F$4]" office:value-type="float" office:value="375.700738096079" calcext:value-type="float">
            <text:p>375.70</text:p>
          </table:table-cell>
          <table:table-cell table:formula="of:=[.$F$3]-([.$F$3] - [.$B$5] + ([.$F$4] * 2))*COS(RADIANS([.B42]))+[.$F$4]" office:value-type="float" office:value="263.71322893124" calcext:value-type="float">
            <text:p>263.71</text:p>
          </table:table-cell>
          <table:table-cell table:formula="of:=TEXT([.J42]; &quot;00.00&quot;)" office:value-type="string" office:string-value="375.70" calcext:value-type="string">
            <text:p>375.70</text:p>
          </table:table-cell>
          <table:table-cell table:formula="of:=TEXT([.K42]; &quot;00.00&quot;)" office:value-type="string" office:string-value="263.71" calcext:value-type="string">
            <text:p>263.71</text:p>
          </table:table-cell>
          <table:table-cell table:formula="of:=[.$N$2]&amp;[.L42]&amp;[.$N$3]&amp;[.M42]&amp;[.$N$4]&amp;[.A42]&amp;[.$N$5]" office:value-type="string" office:string-value="        &lt;text x=&quot;375.70&quot; y=&quot;263.71&quot;&gt;18&lt;/text&gt;" calcext:value-type="string">
            <text:p><text:s text:c="8"/>&lt;text x="375.70" y="263.71"&gt;18&lt;/text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43]*6" office:value-type="float" office:value="114" calcext:value-type="float">
            <text:p>11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43]&amp;[.$L$5]&amp;[.$B43]&amp;[.$L$6]&amp;[.$F$2]&amp;[.$L$6]&amp;[.$F$3]&amp;[.$L$7]" office:value-type="string" office:string-value="        &lt;line x1=&quot;200&quot; y1=&quot;20&quot; x2=&quot;200&quot; y2=&quot;30&quot; transform=&quot;rotate(114 200 200)&quot; /&gt;" calcext:value-type="string">
            <text:p><text:s text:c="8"/>&lt;line x1="200" y1="20" x2="200" y2="30" transform="rotate(114 200 200)" /&gt;</text:p>
          </table:table-cell>
          <table:table-cell table:number-columns-repeated="5"/>
          <table:table-cell table:formula="of:=[.$F$2]+([.$F$2] - [.$B$5] + ([.$F$4] * 2))*SIN(RADIANS([.B43]))-[.$F$4]" office:value-type="float" office:value="368.573636952094" calcext:value-type="float">
            <text:p>368.57</text:p>
          </table:table-cell>
          <table:table-cell table:formula="of:=[.$F$3]-([.$F$3] - [.$B$5] + ([.$F$4] * 2))*COS(RADIANS([.B43]))+[.$F$4]" office:value-type="float" office:value="282.279962184402" calcext:value-type="float">
            <text:p>282.28</text:p>
          </table:table-cell>
          <table:table-cell table:formula="of:=TEXT([.J43]; &quot;00.00&quot;)" office:value-type="string" office:string-value="368.57" calcext:value-type="string">
            <text:p>368.57</text:p>
          </table:table-cell>
          <table:table-cell table:formula="of:=TEXT([.K43]; &quot;00.00&quot;)" office:value-type="string" office:string-value="282.28" calcext:value-type="string">
            <text:p>282.28</text:p>
          </table:table-cell>
          <table:table-cell table:formula="of:=[.$N$2]&amp;[.L43]&amp;[.$N$3]&amp;[.M43]&amp;[.$N$4]&amp;[.A43]&amp;[.$N$5]" office:value-type="string" office:string-value="        &lt;text x=&quot;368.57&quot; y=&quot;282.28&quot;&gt;19&lt;/text&gt;" calcext:value-type="string">
            <text:p><text:s text:c="8"/>&lt;text x="368.57" y="282.28"&gt;19&lt;/text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4]*6" office:value-type="float" office:value="120" calcext:value-type="float">
            <text:p>12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44]&amp;[.$L$5]&amp;[.$B44]&amp;[.$L$6]&amp;[.$F$2]&amp;[.$L$6]&amp;[.$F$3]&amp;[.$L$7]" office:value-type="string" office:string-value="        &lt;line x1=&quot;200&quot; y1=&quot;20&quot; x2=&quot;200&quot; y2=&quot;35&quot; transform=&quot;rotate(120 200 200)&quot; /&gt;" calcext:value-type="string">
            <text:p><text:s text:c="8"/>&lt;line x1="200" y1="20" x2="200" y2="35" transform="rotate(120 200 200)" /&gt;</text:p>
          </table:table-cell>
          <table:table-cell table:number-columns-repeated="5"/>
          <table:table-cell table:formula="of:=[.$F$2]+([.$F$2] - [.$B$5] + ([.$F$4] * 2))*SIN(RADIANS([.B44]))-[.$F$4]" office:value-type="float" office:value="359.544826719043" calcext:value-type="float">
            <text:p>359.54</text:p>
          </table:table-cell>
          <table:table-cell table:formula="of:=[.$F$3]-([.$F$3] - [.$B$5] + ([.$F$4] * 2))*COS(RADIANS([.B44]))+[.$F$4]" office:value-type="float" office:value="300" calcext:value-type="float">
            <text:p>300.00</text:p>
          </table:table-cell>
          <table:table-cell table:formula="of:=TEXT([.J44]; &quot;00.00&quot;)" office:value-type="string" office:string-value="359.54" calcext:value-type="string">
            <text:p>359.54</text:p>
          </table:table-cell>
          <table:table-cell table:formula="of:=TEXT([.K44]; &quot;00.00&quot;)" office:value-type="string" office:string-value="300.00" calcext:value-type="string">
            <text:p>300.00</text:p>
          </table:table-cell>
          <table:table-cell table:formula="of:=[.$N$2]&amp;[.L44]&amp;[.$N$3]&amp;[.M44]&amp;[.$N$4]&amp;[.A44]&amp;[.$N$5]" office:value-type="string" office:string-value="        &lt;text x=&quot;359.54&quot; y=&quot;300.00&quot;&gt;20&lt;/text&gt;" calcext:value-type="string">
            <text:p><text:s text:c="8"/>&lt;text x="359.54" y="300.00"&gt;20&lt;/text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45]*6" office:value-type="float" office:value="126" calcext:value-type="float">
            <text:p>12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45]&amp;[.$L$5]&amp;[.$B45]&amp;[.$L$6]&amp;[.$F$2]&amp;[.$L$6]&amp;[.$F$3]&amp;[.$L$7]" office:value-type="string" office:string-value="        &lt;line x1=&quot;200&quot; y1=&quot;20&quot; x2=&quot;200&quot; y2=&quot;30&quot; transform=&quot;rotate(126 200 200)&quot; /&gt;" calcext:value-type="string">
            <text:p><text:s text:c="8"/>&lt;line x1="200" y1="20" x2="200" y2="30" transform="rotate(126 200 200)" /&gt;</text:p>
          </table:table-cell>
          <table:table-cell table:number-columns-repeated="5"/>
          <table:table-cell table:formula="of:=[.$F$2]+([.$F$2] - [.$B$5] + ([.$F$4] * 2))*SIN(RADIANS([.B45]))-[.$F$4]" office:value-type="float" office:value="348.71322893124" calcext:value-type="float">
            <text:p>348.71</text:p>
          </table:table-cell>
          <table:table-cell table:formula="of:=[.$F$3]-([.$F$3] - [.$B$5] + ([.$F$4] * 2))*COS(RADIANS([.B45]))+[.$F$4]" office:value-type="float" office:value="316.67919793557" calcext:value-type="float">
            <text:p>316.68</text:p>
          </table:table-cell>
          <table:table-cell table:formula="of:=TEXT([.J45]; &quot;00.00&quot;)" office:value-type="string" office:string-value="348.71" calcext:value-type="string">
            <text:p>348.71</text:p>
          </table:table-cell>
          <table:table-cell table:formula="of:=TEXT([.K45]; &quot;00.00&quot;)" office:value-type="string" office:string-value="316.68" calcext:value-type="string">
            <text:p>316.68</text:p>
          </table:table-cell>
          <table:table-cell table:formula="of:=[.$N$2]&amp;[.L45]&amp;[.$N$3]&amp;[.M45]&amp;[.$N$4]&amp;[.A45]&amp;[.$N$5]" office:value-type="string" office:string-value="        &lt;text x=&quot;348.71&quot; y=&quot;316.68&quot;&gt;21&lt;/text&gt;" calcext:value-type="string">
            <text:p><text:s text:c="8"/>&lt;text x="348.71" y="316.68"&gt;21&lt;/text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46]*6" office:value-type="float" office:value="132" calcext:value-type="float">
            <text:p>13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46]&amp;[.$L$5]&amp;[.$B46]&amp;[.$L$6]&amp;[.$F$2]&amp;[.$L$6]&amp;[.$F$3]&amp;[.$L$7]" office:value-type="string" office:string-value="        &lt;line x1=&quot;200&quot; y1=&quot;20&quot; x2=&quot;200&quot; y2=&quot;30&quot; transform=&quot;rotate(132 200 200)&quot; /&gt;" calcext:value-type="string">
            <text:p><text:s text:c="8"/>&lt;line x1="200" y1="20" x2="200" y2="30" transform="rotate(132 200 200)" /&gt;</text:p>
          </table:table-cell>
          <table:table-cell table:number-columns-repeated="5"/>
          <table:table-cell table:formula="of:=[.$F$2]+([.$F$2] - [.$B$5] + ([.$F$4] * 2))*SIN(RADIANS([.B46]))-[.$F$4]" office:value-type="float" office:value="336.197516840705" calcext:value-type="float">
            <text:p>336.20</text:p>
          </table:table-cell>
          <table:table-cell table:formula="of:=[.$F$3]-([.$F$3] - [.$B$5] + ([.$F$4] * 2))*COS(RADIANS([.B46]))+[.$F$4]" office:value-type="float" office:value="332.134815208183" calcext:value-type="float">
            <text:p>332.13</text:p>
          </table:table-cell>
          <table:table-cell table:formula="of:=TEXT([.J46]; &quot;00.00&quot;)" office:value-type="string" office:string-value="336.20" calcext:value-type="string">
            <text:p>336.20</text:p>
          </table:table-cell>
          <table:table-cell table:formula="of:=TEXT([.K46]; &quot;00.00&quot;)" office:value-type="string" office:string-value="332.13" calcext:value-type="string">
            <text:p>332.13</text:p>
          </table:table-cell>
          <table:table-cell table:formula="of:=[.$N$2]&amp;[.L46]&amp;[.$N$3]&amp;[.M46]&amp;[.$N$4]&amp;[.A46]&amp;[.$N$5]" office:value-type="string" office:string-value="        &lt;text x=&quot;336.20&quot; y=&quot;332.13&quot;&gt;22&lt;/text&gt;" calcext:value-type="string">
            <text:p><text:s text:c="8"/>&lt;text x="336.20" y="332.13"&gt;22&lt;/text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47]*6" office:value-type="float" office:value="138" calcext:value-type="float">
            <text:p>13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47]&amp;[.$L$5]&amp;[.$B47]&amp;[.$L$6]&amp;[.$F$2]&amp;[.$L$6]&amp;[.$F$3]&amp;[.$L$7]" office:value-type="string" office:string-value="        &lt;line x1=&quot;200&quot; y1=&quot;20&quot; x2=&quot;200&quot; y2=&quot;30&quot; transform=&quot;rotate(138 200 200)&quot; /&gt;" calcext:value-type="string">
            <text:p><text:s text:c="8"/>&lt;line x1="200" y1="20" x2="200" y2="30" transform="rotate(138 200 200)" /&gt;</text:p>
          </table:table-cell>
          <table:table-cell table:number-columns-repeated="5"/>
          <table:table-cell table:formula="of:=[.$F$2]+([.$F$2] - [.$B$5] + ([.$F$4] * 2))*SIN(RADIANS([.B47]))-[.$F$4]" office:value-type="float" office:value="322.134815208183" calcext:value-type="float">
            <text:p>322.13</text:p>
          </table:table-cell>
          <table:table-cell table:formula="of:=[.$F$3]-([.$F$3] - [.$B$5] + ([.$F$4] * 2))*COS(RADIANS([.B47]))+[.$F$4]" office:value-type="float" office:value="346.197516840705" calcext:value-type="float">
            <text:p>346.20</text:p>
          </table:table-cell>
          <table:table-cell table:formula="of:=TEXT([.J47]; &quot;00.00&quot;)" office:value-type="string" office:string-value="322.13" calcext:value-type="string">
            <text:p>322.13</text:p>
          </table:table-cell>
          <table:table-cell table:formula="of:=TEXT([.K47]; &quot;00.00&quot;)" office:value-type="string" office:string-value="346.20" calcext:value-type="string">
            <text:p>346.20</text:p>
          </table:table-cell>
          <table:table-cell table:formula="of:=[.$N$2]&amp;[.L47]&amp;[.$N$3]&amp;[.M47]&amp;[.$N$4]&amp;[.A47]&amp;[.$N$5]" office:value-type="string" office:string-value="        &lt;text x=&quot;322.13&quot; y=&quot;346.20&quot;&gt;23&lt;/text&gt;" calcext:value-type="string">
            <text:p><text:s text:c="8"/>&lt;text x="322.13" y="346.20"&gt;23&lt;/text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48]*6" office:value-type="float" office:value="144" calcext:value-type="float">
            <text:p>14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48]&amp;[.$L$5]&amp;[.$B48]&amp;[.$L$6]&amp;[.$F$2]&amp;[.$L$6]&amp;[.$F$3]&amp;[.$L$7]" office:value-type="string" office:string-value="        &lt;line x1=&quot;200&quot; y1=&quot;20&quot; x2=&quot;200&quot; y2=&quot;30&quot; transform=&quot;rotate(144 200 200)&quot; /&gt;" calcext:value-type="string">
            <text:p><text:s text:c="8"/>&lt;line x1="200" y1="20" x2="200" y2="30" transform="rotate(144 200 200)" /&gt;</text:p>
          </table:table-cell>
          <table:table-cell table:number-columns-repeated="5"/>
          <table:table-cell table:formula="of:=[.$F$2]+([.$F$2] - [.$B$5] + ([.$F$4] * 2))*SIN(RADIANS([.B48]))-[.$F$4]" office:value-type="float" office:value="306.67919793557" calcext:value-type="float">
            <text:p>306.68</text:p>
          </table:table-cell>
          <table:table-cell table:formula="of:=[.$F$3]-([.$F$3] - [.$B$5] + ([.$F$4] * 2))*COS(RADIANS([.B48]))+[.$F$4]" office:value-type="float" office:value="358.71322893124" calcext:value-type="float">
            <text:p>358.71</text:p>
          </table:table-cell>
          <table:table-cell table:formula="of:=TEXT([.J48]; &quot;00.00&quot;)" office:value-type="string" office:string-value="306.68" calcext:value-type="string">
            <text:p>306.68</text:p>
          </table:table-cell>
          <table:table-cell table:formula="of:=TEXT([.K48]; &quot;00.00&quot;)" office:value-type="string" office:string-value="358.71" calcext:value-type="string">
            <text:p>358.71</text:p>
          </table:table-cell>
          <table:table-cell table:formula="of:=[.$N$2]&amp;[.L48]&amp;[.$N$3]&amp;[.M48]&amp;[.$N$4]&amp;[.A48]&amp;[.$N$5]" office:value-type="string" office:string-value="        &lt;text x=&quot;306.68&quot; y=&quot;358.71&quot;&gt;24&lt;/text&gt;" calcext:value-type="string">
            <text:p><text:s text:c="8"/>&lt;text x="306.68" y="358.71"&gt;24&lt;/text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49]*6" office:value-type="float" office:value="150" calcext:value-type="float">
            <text:p>15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49]&amp;[.$L$5]&amp;[.$B49]&amp;[.$L$6]&amp;[.$F$2]&amp;[.$L$6]&amp;[.$F$3]&amp;[.$L$7]" office:value-type="string" office:string-value="        &lt;line x1=&quot;200&quot; y1=&quot;20&quot; x2=&quot;200&quot; y2=&quot;35&quot; transform=&quot;rotate(150 200 200)&quot; /&gt;" calcext:value-type="string">
            <text:p><text:s text:c="8"/>&lt;line x1="200" y1="20" x2="200" y2="35" transform="rotate(150 200 200)" /&gt;</text:p>
          </table:table-cell>
          <table:table-cell table:number-columns-repeated="5"/>
          <table:table-cell table:formula="of:=[.$F$2]+([.$F$2] - [.$B$5] + ([.$F$4] * 2))*SIN(RADIANS([.B49]))-[.$F$4]" office:value-type="float" office:value="290" calcext:value-type="float">
            <text:p>290.00</text:p>
          </table:table-cell>
          <table:table-cell table:formula="of:=[.$F$3]-([.$F$3] - [.$B$5] + ([.$F$4] * 2))*COS(RADIANS([.B49]))+[.$F$4]" office:value-type="float" office:value="369.544826719043" calcext:value-type="float">
            <text:p>369.54</text:p>
          </table:table-cell>
          <table:table-cell table:formula="of:=TEXT([.J49]; &quot;00.00&quot;)" office:value-type="string" office:string-value="290.00" calcext:value-type="string">
            <text:p>290.00</text:p>
          </table:table-cell>
          <table:table-cell table:formula="of:=TEXT([.K49]; &quot;00.00&quot;)" office:value-type="string" office:string-value="369.54" calcext:value-type="string">
            <text:p>369.54</text:p>
          </table:table-cell>
          <table:table-cell table:formula="of:=[.$N$2]&amp;[.L49]&amp;[.$N$3]&amp;[.M49]&amp;[.$N$4]&amp;[.A49]&amp;[.$N$5]" office:value-type="string" office:string-value="        &lt;text x=&quot;290.00&quot; y=&quot;369.54&quot;&gt;25&lt;/text&gt;" calcext:value-type="string">
            <text:p><text:s text:c="8"/>&lt;text x="290.00" y="369.54"&gt;25&lt;/text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50]*6" office:value-type="float" office:value="156" calcext:value-type="float">
            <text:p>15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50]&amp;[.$L$5]&amp;[.$B50]&amp;[.$L$6]&amp;[.$F$2]&amp;[.$L$6]&amp;[.$F$3]&amp;[.$L$7]" office:value-type="string" office:string-value="        &lt;line x1=&quot;200&quot; y1=&quot;20&quot; x2=&quot;200&quot; y2=&quot;30&quot; transform=&quot;rotate(156 200 200)&quot; /&gt;" calcext:value-type="string">
            <text:p><text:s text:c="8"/>&lt;line x1="200" y1="20" x2="200" y2="30" transform="rotate(156 200 200)" /&gt;</text:p>
          </table:table-cell>
          <table:table-cell table:number-columns-repeated="5"/>
          <table:table-cell table:formula="of:=[.$F$2]+([.$F$2] - [.$B$5] + ([.$F$4] * 2))*SIN(RADIANS([.B50]))-[.$F$4]" office:value-type="float" office:value="272.279962184402" calcext:value-type="float">
            <text:p>272.28</text:p>
          </table:table-cell>
          <table:table-cell table:formula="of:=[.$F$3]-([.$F$3] - [.$B$5] + ([.$F$4] * 2))*COS(RADIANS([.B50]))+[.$F$4]" office:value-type="float" office:value="378.573636952094" calcext:value-type="float">
            <text:p>378.57</text:p>
          </table:table-cell>
          <table:table-cell table:formula="of:=TEXT([.J50]; &quot;00.00&quot;)" office:value-type="string" office:string-value="272.28" calcext:value-type="string">
            <text:p>272.28</text:p>
          </table:table-cell>
          <table:table-cell table:formula="of:=TEXT([.K50]; &quot;00.00&quot;)" office:value-type="string" office:string-value="378.57" calcext:value-type="string">
            <text:p>378.57</text:p>
          </table:table-cell>
          <table:table-cell table:formula="of:=[.$N$2]&amp;[.L50]&amp;[.$N$3]&amp;[.M50]&amp;[.$N$4]&amp;[.A50]&amp;[.$N$5]" office:value-type="string" office:string-value="        &lt;text x=&quot;272.28&quot; y=&quot;378.57&quot;&gt;26&lt;/text&gt;" calcext:value-type="string">
            <text:p><text:s text:c="8"/>&lt;text x="272.28" y="378.57"&gt;26&lt;/text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51]*6" office:value-type="float" office:value="162" calcext:value-type="float">
            <text:p>16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51]&amp;[.$L$5]&amp;[.$B51]&amp;[.$L$6]&amp;[.$F$2]&amp;[.$L$6]&amp;[.$F$3]&amp;[.$L$7]" office:value-type="string" office:string-value="        &lt;line x1=&quot;200&quot; y1=&quot;20&quot; x2=&quot;200&quot; y2=&quot;30&quot; transform=&quot;rotate(162 200 200)&quot; /&gt;" calcext:value-type="string">
            <text:p><text:s text:c="8"/>&lt;line x1="200" y1="20" x2="200" y2="30" transform="rotate(162 200 200)" /&gt;</text:p>
          </table:table-cell>
          <table:table-cell table:number-columns-repeated="5"/>
          <table:table-cell table:formula="of:=[.$F$2]+([.$F$2] - [.$B$5] + ([.$F$4] * 2))*SIN(RADIANS([.B51]))-[.$F$4]" office:value-type="float" office:value="253.71322893124" calcext:value-type="float">
            <text:p>253.71</text:p>
          </table:table-cell>
          <table:table-cell table:formula="of:=[.$F$3]-([.$F$3] - [.$B$5] + ([.$F$4] * 2))*COS(RADIANS([.B51]))+[.$F$4]" office:value-type="float" office:value="385.700738096079" calcext:value-type="float">
            <text:p>385.70</text:p>
          </table:table-cell>
          <table:table-cell table:formula="of:=TEXT([.J51]; &quot;00.00&quot;)" office:value-type="string" office:string-value="253.71" calcext:value-type="string">
            <text:p>253.71</text:p>
          </table:table-cell>
          <table:table-cell table:formula="of:=TEXT([.K51]; &quot;00.00&quot;)" office:value-type="string" office:string-value="385.70" calcext:value-type="string">
            <text:p>385.70</text:p>
          </table:table-cell>
          <table:table-cell table:formula="of:=[.$N$2]&amp;[.L51]&amp;[.$N$3]&amp;[.M51]&amp;[.$N$4]&amp;[.A51]&amp;[.$N$5]" office:value-type="string" office:string-value="        &lt;text x=&quot;253.71&quot; y=&quot;385.70&quot;&gt;27&lt;/text&gt;" calcext:value-type="string">
            <text:p><text:s text:c="8"/>&lt;text x="253.71" y="385.70"&gt;27&lt;/text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52]*6" office:value-type="float" office:value="168" calcext:value-type="float">
            <text:p>16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52]&amp;[.$L$5]&amp;[.$B52]&amp;[.$L$6]&amp;[.$F$2]&amp;[.$L$6]&amp;[.$F$3]&amp;[.$L$7]" office:value-type="string" office:string-value="        &lt;line x1=&quot;200&quot; y1=&quot;20&quot; x2=&quot;200&quot; y2=&quot;30&quot; transform=&quot;rotate(168 200 200)&quot; /&gt;" calcext:value-type="string">
            <text:p><text:s text:c="8"/>&lt;line x1="200" y1="20" x2="200" y2="30" transform="rotate(168 200 200)" /&gt;</text:p>
          </table:table-cell>
          <table:table-cell table:number-columns-repeated="5"/>
          <table:table-cell table:formula="of:=[.$F$2]+([.$F$2] - [.$B$5] + ([.$F$4] * 2))*SIN(RADIANS([.B52]))-[.$F$4]" office:value-type="float" office:value="234.503221255374" calcext:value-type="float">
            <text:p>234.50</text:p>
          </table:table-cell>
          <table:table-cell table:formula="of:=[.$F$3]-([.$F$3] - [.$B$5] + ([.$F$4] * 2))*COS(RADIANS([.B52]))+[.$F$4]" office:value-type="float" office:value="390.848044139423" calcext:value-type="float">
            <text:p>390.85</text:p>
          </table:table-cell>
          <table:table-cell table:formula="of:=TEXT([.J52]; &quot;00.00&quot;)" office:value-type="string" office:string-value="234.50" calcext:value-type="string">
            <text:p>234.50</text:p>
          </table:table-cell>
          <table:table-cell table:formula="of:=TEXT([.K52]; &quot;00.00&quot;)" office:value-type="string" office:string-value="390.85" calcext:value-type="string">
            <text:p>390.85</text:p>
          </table:table-cell>
          <table:table-cell table:formula="of:=[.$N$2]&amp;[.L52]&amp;[.$N$3]&amp;[.M52]&amp;[.$N$4]&amp;[.A52]&amp;[.$N$5]" office:value-type="string" office:string-value="        &lt;text x=&quot;234.50&quot; y=&quot;390.85&quot;&gt;28&lt;/text&gt;" calcext:value-type="string">
            <text:p><text:s text:c="8"/>&lt;text x="234.50" y="390.85"&gt;28&lt;/text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53]*6" office:value-type="float" office:value="174" calcext:value-type="float">
            <text:p>17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53]&amp;[.$L$5]&amp;[.$B53]&amp;[.$L$6]&amp;[.$F$2]&amp;[.$L$6]&amp;[.$F$3]&amp;[.$L$7]" office:value-type="string" office:string-value="        &lt;line x1=&quot;200&quot; y1=&quot;20&quot; x2=&quot;200&quot; y2=&quot;30&quot; transform=&quot;rotate(174 200 200)&quot; /&gt;" calcext:value-type="string">
            <text:p><text:s text:c="8"/>&lt;line x1="200" y1="20" x2="200" y2="30" transform="rotate(174 200 200)" /&gt;</text:p>
          </table:table-cell>
          <table:table-cell table:number-columns-repeated="5"/>
          <table:table-cell table:formula="of:=[.$F$2]+([.$F$2] - [.$B$5] + ([.$F$4] * 2))*SIN(RADIANS([.B53]))-[.$F$4]" office:value-type="float" office:value="214.860408020854" calcext:value-type="float">
            <text:p>214.86</text:p>
          </table:table-cell>
          <table:table-cell table:formula="of:=[.$F$3]-([.$F$3] - [.$B$5] + ([.$F$4] * 2))*COS(RADIANS([.B53]))+[.$F$4]" office:value-type="float" office:value="393.959160119972" calcext:value-type="float">
            <text:p>393.96</text:p>
          </table:table-cell>
          <table:table-cell table:formula="of:=TEXT([.J53]; &quot;00.00&quot;)" office:value-type="string" office:string-value="214.86" calcext:value-type="string">
            <text:p>214.86</text:p>
          </table:table-cell>
          <table:table-cell table:formula="of:=TEXT([.K53]; &quot;00.00&quot;)" office:value-type="string" office:string-value="393.96" calcext:value-type="string">
            <text:p>393.96</text:p>
          </table:table-cell>
          <table:table-cell table:formula="of:=[.$N$2]&amp;[.L53]&amp;[.$N$3]&amp;[.M53]&amp;[.$N$4]&amp;[.A53]&amp;[.$N$5]" office:value-type="string" office:string-value="        &lt;text x=&quot;214.86&quot; y=&quot;393.96&quot;&gt;29&lt;/text&gt;" calcext:value-type="string">
            <text:p><text:s text:c="8"/>&lt;text x="214.86" y="393.96"&gt;29&lt;/text&gt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4]*6" office:value-type="float" office:value="180" calcext:value-type="float">
            <text:p>18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54]&amp;[.$L$5]&amp;[.$B54]&amp;[.$L$6]&amp;[.$F$2]&amp;[.$L$6]&amp;[.$F$3]&amp;[.$L$7]" office:value-type="string" office:string-value="        &lt;line x1=&quot;200&quot; y1=&quot;20&quot; x2=&quot;200&quot; y2=&quot;35&quot; transform=&quot;rotate(180 200 200)&quot; /&gt;" calcext:value-type="string">
            <text:p><text:s text:c="8"/>&lt;line x1="200" y1="20" x2="200" y2="35" transform="rotate(180 200 200)" /&gt;</text:p>
          </table:table-cell>
          <table:table-cell table:number-columns-repeated="5"/>
          <table:table-cell table:formula="of:=[.$F$2]+([.$F$2] - [.$B$5] + ([.$F$4] * 2))*SIN(RADIANS([.B54]))-[.$F$4]" office:value-type="float" office:value="195" calcext:value-type="float">
            <text:p>195.00</text:p>
          </table:table-cell>
          <table:table-cell table:formula="of:=[.$F$3]-([.$F$3] - [.$B$5] + ([.$F$4] * 2))*COS(RADIANS([.B54]))+[.$F$4]" office:value-type="float" office:value="395" calcext:value-type="float">
            <text:p>395.00</text:p>
          </table:table-cell>
          <table:table-cell table:formula="of:=TEXT([.J54]; &quot;00.00&quot;)" office:value-type="string" office:string-value="195.00" calcext:value-type="string">
            <text:p>195.00</text:p>
          </table:table-cell>
          <table:table-cell table:formula="of:=TEXT([.K54]; &quot;00.00&quot;)" office:value-type="string" office:string-value="395.00" calcext:value-type="string">
            <text:p>395.00</text:p>
          </table:table-cell>
          <table:table-cell table:formula="of:=[.$N$2]&amp;[.L54]&amp;[.$N$3]&amp;[.M54]&amp;[.$N$4]&amp;[.A54]&amp;[.$N$5]" office:value-type="string" office:string-value="        &lt;text x=&quot;195.00&quot; y=&quot;395.00&quot;&gt;30&lt;/text&gt;" calcext:value-type="string">
            <text:p><text:s text:c="8"/>&lt;text x="195.00" y="395.00"&gt;30&lt;/text&gt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55]*6" office:value-type="float" office:value="186" calcext:value-type="float">
            <text:p>18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55]&amp;[.$L$5]&amp;[.$B55]&amp;[.$L$6]&amp;[.$F$2]&amp;[.$L$6]&amp;[.$F$3]&amp;[.$L$7]" office:value-type="string" office:string-value="        &lt;line x1=&quot;200&quot; y1=&quot;20&quot; x2=&quot;200&quot; y2=&quot;30&quot; transform=&quot;rotate(186 200 200)&quot; /&gt;" calcext:value-type="string">
            <text:p><text:s text:c="8"/>&lt;line x1="200" y1="20" x2="200" y2="30" transform="rotate(186 200 200)" /&gt;</text:p>
          </table:table-cell>
          <table:table-cell table:number-columns-repeated="5"/>
          <table:table-cell table:formula="of:=[.$F$2]+([.$F$2] - [.$B$5] + ([.$F$4] * 2))*SIN(RADIANS([.B55]))-[.$F$4]" office:value-type="float" office:value="175.139591979146" calcext:value-type="float">
            <text:p>175.14</text:p>
          </table:table-cell>
          <table:table-cell table:formula="of:=[.$F$3]-([.$F$3] - [.$B$5] + ([.$F$4] * 2))*COS(RADIANS([.B55]))+[.$F$4]" office:value-type="float" office:value="393.959160119972" calcext:value-type="float">
            <text:p>393.96</text:p>
          </table:table-cell>
          <table:table-cell table:formula="of:=TEXT([.J55]; &quot;00.00&quot;)" office:value-type="string" office:string-value="175.14" calcext:value-type="string">
            <text:p>175.14</text:p>
          </table:table-cell>
          <table:table-cell table:formula="of:=TEXT([.K55]; &quot;00.00&quot;)" office:value-type="string" office:string-value="393.96" calcext:value-type="string">
            <text:p>393.96</text:p>
          </table:table-cell>
          <table:table-cell table:formula="of:=[.$N$2]&amp;[.L55]&amp;[.$N$3]&amp;[.M55]&amp;[.$N$4]&amp;[.A55]&amp;[.$N$5]" office:value-type="string" office:string-value="        &lt;text x=&quot;175.14&quot; y=&quot;393.96&quot;&gt;31&lt;/text&gt;" calcext:value-type="string">
            <text:p><text:s text:c="8"/>&lt;text x="175.14" y="393.96"&gt;31&lt;/text&gt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56]*6" office:value-type="float" office:value="192" calcext:value-type="float">
            <text:p>19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56]&amp;[.$L$5]&amp;[.$B56]&amp;[.$L$6]&amp;[.$F$2]&amp;[.$L$6]&amp;[.$F$3]&amp;[.$L$7]" office:value-type="string" office:string-value="        &lt;line x1=&quot;200&quot; y1=&quot;20&quot; x2=&quot;200&quot; y2=&quot;30&quot; transform=&quot;rotate(192 200 200)&quot; /&gt;" calcext:value-type="string">
            <text:p><text:s text:c="8"/>&lt;line x1="200" y1="20" x2="200" y2="30" transform="rotate(192 200 200)" /&gt;</text:p>
          </table:table-cell>
          <table:table-cell table:number-columns-repeated="5"/>
          <table:table-cell table:formula="of:=[.$F$2]+([.$F$2] - [.$B$5] + ([.$F$4] * 2))*SIN(RADIANS([.B56]))-[.$F$4]" office:value-type="float" office:value="155.496778744626" calcext:value-type="float">
            <text:p>155.50</text:p>
          </table:table-cell>
          <table:table-cell table:formula="of:=[.$F$3]-([.$F$3] - [.$B$5] + ([.$F$4] * 2))*COS(RADIANS([.B56]))+[.$F$4]" office:value-type="float" office:value="390.848044139423" calcext:value-type="float">
            <text:p>390.85</text:p>
          </table:table-cell>
          <table:table-cell table:formula="of:=TEXT([.J56]; &quot;00.00&quot;)" office:value-type="string" office:string-value="155.50" calcext:value-type="string">
            <text:p>155.50</text:p>
          </table:table-cell>
          <table:table-cell table:formula="of:=TEXT([.K56]; &quot;00.00&quot;)" office:value-type="string" office:string-value="390.85" calcext:value-type="string">
            <text:p>390.85</text:p>
          </table:table-cell>
          <table:table-cell table:formula="of:=[.$N$2]&amp;[.L56]&amp;[.$N$3]&amp;[.M56]&amp;[.$N$4]&amp;[.A56]&amp;[.$N$5]" office:value-type="string" office:string-value="        &lt;text x=&quot;155.50&quot; y=&quot;390.85&quot;&gt;32&lt;/text&gt;" calcext:value-type="string">
            <text:p><text:s text:c="8"/>&lt;text x="155.50" y="390.85"&gt;32&lt;/text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57]*6" office:value-type="float" office:value="198" calcext:value-type="float">
            <text:p>19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57]&amp;[.$L$5]&amp;[.$B57]&amp;[.$L$6]&amp;[.$F$2]&amp;[.$L$6]&amp;[.$F$3]&amp;[.$L$7]" office:value-type="string" office:string-value="        &lt;line x1=&quot;200&quot; y1=&quot;20&quot; x2=&quot;200&quot; y2=&quot;30&quot; transform=&quot;rotate(198 200 200)&quot; /&gt;" calcext:value-type="string">
            <text:p><text:s text:c="8"/>&lt;line x1="200" y1="20" x2="200" y2="30" transform="rotate(198 200 200)" /&gt;</text:p>
          </table:table-cell>
          <table:table-cell table:number-columns-repeated="5"/>
          <table:table-cell table:formula="of:=[.$F$2]+([.$F$2] - [.$B$5] + ([.$F$4] * 2))*SIN(RADIANS([.B57]))-[.$F$4]" office:value-type="float" office:value="136.28677106876" calcext:value-type="float">
            <text:p>136.29</text:p>
          </table:table-cell>
          <table:table-cell table:formula="of:=[.$F$3]-([.$F$3] - [.$B$5] + ([.$F$4] * 2))*COS(RADIANS([.B57]))+[.$F$4]" office:value-type="float" office:value="385.700738096079" calcext:value-type="float">
            <text:p>385.70</text:p>
          </table:table-cell>
          <table:table-cell table:formula="of:=TEXT([.J57]; &quot;00.00&quot;)" office:value-type="string" office:string-value="136.29" calcext:value-type="string">
            <text:p>136.29</text:p>
          </table:table-cell>
          <table:table-cell table:formula="of:=TEXT([.K57]; &quot;00.00&quot;)" office:value-type="string" office:string-value="385.70" calcext:value-type="string">
            <text:p>385.70</text:p>
          </table:table-cell>
          <table:table-cell table:formula="of:=[.$N$2]&amp;[.L57]&amp;[.$N$3]&amp;[.M57]&amp;[.$N$4]&amp;[.A57]&amp;[.$N$5]" office:value-type="string" office:string-value="        &lt;text x=&quot;136.29&quot; y=&quot;385.70&quot;&gt;33&lt;/text&gt;" calcext:value-type="string">
            <text:p><text:s text:c="8"/>&lt;text x="136.29" y="385.70"&gt;33&lt;/text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58]*6" office:value-type="float" office:value="204" calcext:value-type="float">
            <text:p>20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58]&amp;[.$L$5]&amp;[.$B58]&amp;[.$L$6]&amp;[.$F$2]&amp;[.$L$6]&amp;[.$F$3]&amp;[.$L$7]" office:value-type="string" office:string-value="        &lt;line x1=&quot;200&quot; y1=&quot;20&quot; x2=&quot;200&quot; y2=&quot;30&quot; transform=&quot;rotate(204 200 200)&quot; /&gt;" calcext:value-type="string">
            <text:p><text:s text:c="8"/>&lt;line x1="200" y1="20" x2="200" y2="30" transform="rotate(204 200 200)" /&gt;</text:p>
          </table:table-cell>
          <table:table-cell table:number-columns-repeated="5"/>
          <table:table-cell table:formula="of:=[.$F$2]+([.$F$2] - [.$B$5] + ([.$F$4] * 2))*SIN(RADIANS([.B58]))-[.$F$4]" office:value-type="float" office:value="117.720037815598" calcext:value-type="float">
            <text:p>117.72</text:p>
          </table:table-cell>
          <table:table-cell table:formula="of:=[.$F$3]-([.$F$3] - [.$B$5] + ([.$F$4] * 2))*COS(RADIANS([.B58]))+[.$F$4]" office:value-type="float" office:value="378.573636952094" calcext:value-type="float">
            <text:p>378.57</text:p>
          </table:table-cell>
          <table:table-cell table:formula="of:=TEXT([.J58]; &quot;00.00&quot;)" office:value-type="string" office:string-value="117.72" calcext:value-type="string">
            <text:p>117.72</text:p>
          </table:table-cell>
          <table:table-cell table:formula="of:=TEXT([.K58]; &quot;00.00&quot;)" office:value-type="string" office:string-value="378.57" calcext:value-type="string">
            <text:p>378.57</text:p>
          </table:table-cell>
          <table:table-cell table:formula="of:=[.$N$2]&amp;[.L58]&amp;[.$N$3]&amp;[.M58]&amp;[.$N$4]&amp;[.A58]&amp;[.$N$5]" office:value-type="string" office:string-value="        &lt;text x=&quot;117.72&quot; y=&quot;378.57&quot;&gt;34&lt;/text&gt;" calcext:value-type="string">
            <text:p><text:s text:c="8"/>&lt;text x="117.72" y="378.57"&gt;34&lt;/text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9]*6" office:value-type="float" office:value="210" calcext:value-type="float">
            <text:p>21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59]&amp;[.$L$5]&amp;[.$B59]&amp;[.$L$6]&amp;[.$F$2]&amp;[.$L$6]&amp;[.$F$3]&amp;[.$L$7]" office:value-type="string" office:string-value="        &lt;line x1=&quot;200&quot; y1=&quot;20&quot; x2=&quot;200&quot; y2=&quot;35&quot; transform=&quot;rotate(210 200 200)&quot; /&gt;" calcext:value-type="string">
            <text:p><text:s text:c="8"/>&lt;line x1="200" y1="20" x2="200" y2="35" transform="rotate(210 200 200)" /&gt;</text:p>
          </table:table-cell>
          <table:table-cell table:number-columns-repeated="5"/>
          <table:table-cell table:formula="of:=[.$F$2]+([.$F$2] - [.$B$5] + ([.$F$4] * 2))*SIN(RADIANS([.B59]))-[.$F$4]" office:value-type="float" office:value="100" calcext:value-type="float">
            <text:p>100.00</text:p>
          </table:table-cell>
          <table:table-cell table:formula="of:=[.$F$3]-([.$F$3] - [.$B$5] + ([.$F$4] * 2))*COS(RADIANS([.B59]))+[.$F$4]" office:value-type="float" office:value="369.544826719043" calcext:value-type="float">
            <text:p>369.54</text:p>
          </table:table-cell>
          <table:table-cell table:formula="of:=TEXT([.J59]; &quot;00.00&quot;)" office:value-type="string" office:string-value="100.00" calcext:value-type="string">
            <text:p>100.00</text:p>
          </table:table-cell>
          <table:table-cell table:formula="of:=TEXT([.K59]; &quot;00.00&quot;)" office:value-type="string" office:string-value="369.54" calcext:value-type="string">
            <text:p>369.54</text:p>
          </table:table-cell>
          <table:table-cell table:formula="of:=[.$N$2]&amp;[.L59]&amp;[.$N$3]&amp;[.M59]&amp;[.$N$4]&amp;[.A59]&amp;[.$N$5]" office:value-type="string" office:string-value="        &lt;text x=&quot;100.00&quot; y=&quot;369.54&quot;&gt;35&lt;/text&gt;" calcext:value-type="string">
            <text:p><text:s text:c="8"/>&lt;text x="100.00" y="369.54"&gt;35&lt;/text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60]*6" office:value-type="float" office:value="216" calcext:value-type="float">
            <text:p>21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60]&amp;[.$L$5]&amp;[.$B60]&amp;[.$L$6]&amp;[.$F$2]&amp;[.$L$6]&amp;[.$F$3]&amp;[.$L$7]" office:value-type="string" office:string-value="        &lt;line x1=&quot;200&quot; y1=&quot;20&quot; x2=&quot;200&quot; y2=&quot;30&quot; transform=&quot;rotate(216 200 200)&quot; /&gt;" calcext:value-type="string">
            <text:p><text:s text:c="8"/>&lt;line x1="200" y1="20" x2="200" y2="30" transform="rotate(216 200 200)" /&gt;</text:p>
          </table:table-cell>
          <table:table-cell table:number-columns-repeated="5"/>
          <table:table-cell table:formula="of:=[.$F$2]+([.$F$2] - [.$B$5] + ([.$F$4] * 2))*SIN(RADIANS([.B60]))-[.$F$4]" office:value-type="float" office:value="83.3208020644301" calcext:value-type="float">
            <text:p>83.32</text:p>
          </table:table-cell>
          <table:table-cell table:formula="of:=[.$F$3]-([.$F$3] - [.$B$5] + ([.$F$4] * 2))*COS(RADIANS([.B60]))+[.$F$4]" office:value-type="float" office:value="358.71322893124" calcext:value-type="float">
            <text:p>358.71</text:p>
          </table:table-cell>
          <table:table-cell table:formula="of:=TEXT([.J60]; &quot;00.00&quot;)" office:value-type="string" office:string-value="83.32" calcext:value-type="string">
            <text:p>83.32</text:p>
          </table:table-cell>
          <table:table-cell table:formula="of:=TEXT([.K60]; &quot;00.00&quot;)" office:value-type="string" office:string-value="358.71" calcext:value-type="string">
            <text:p>358.71</text:p>
          </table:table-cell>
          <table:table-cell table:formula="of:=[.$N$2]&amp;[.L60]&amp;[.$N$3]&amp;[.M60]&amp;[.$N$4]&amp;[.A60]&amp;[.$N$5]" office:value-type="string" office:string-value="        &lt;text x=&quot;83.32&quot; y=&quot;358.71&quot;&gt;36&lt;/text&gt;" calcext:value-type="string">
            <text:p><text:s text:c="8"/>&lt;text x="83.32" y="358.71"&gt;36&lt;/text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61]*6" office:value-type="float" office:value="222" calcext:value-type="float">
            <text:p>22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61]&amp;[.$L$5]&amp;[.$B61]&amp;[.$L$6]&amp;[.$F$2]&amp;[.$L$6]&amp;[.$F$3]&amp;[.$L$7]" office:value-type="string" office:string-value="        &lt;line x1=&quot;200&quot; y1=&quot;20&quot; x2=&quot;200&quot; y2=&quot;30&quot; transform=&quot;rotate(222 200 200)&quot; /&gt;" calcext:value-type="string">
            <text:p><text:s text:c="8"/>&lt;line x1="200" y1="20" x2="200" y2="30" transform="rotate(222 200 200)" /&gt;</text:p>
          </table:table-cell>
          <table:table-cell table:number-columns-repeated="5"/>
          <table:table-cell table:formula="of:=[.$F$2]+([.$F$2] - [.$B$5] + ([.$F$4] * 2))*SIN(RADIANS([.B61]))-[.$F$4]" office:value-type="float" office:value="67.8651847918169" calcext:value-type="float">
            <text:p>67.87</text:p>
          </table:table-cell>
          <table:table-cell table:formula="of:=[.$F$3]-([.$F$3] - [.$B$5] + ([.$F$4] * 2))*COS(RADIANS([.B61]))+[.$F$4]" office:value-type="float" office:value="346.197516840705" calcext:value-type="float">
            <text:p>346.20</text:p>
          </table:table-cell>
          <table:table-cell table:formula="of:=TEXT([.J61]; &quot;00.00&quot;)" office:value-type="string" office:string-value="67.87" calcext:value-type="string">
            <text:p>67.87</text:p>
          </table:table-cell>
          <table:table-cell table:formula="of:=TEXT([.K61]; &quot;00.00&quot;)" office:value-type="string" office:string-value="346.20" calcext:value-type="string">
            <text:p>346.20</text:p>
          </table:table-cell>
          <table:table-cell table:formula="of:=[.$N$2]&amp;[.L61]&amp;[.$N$3]&amp;[.M61]&amp;[.$N$4]&amp;[.A61]&amp;[.$N$5]" office:value-type="string" office:string-value="        &lt;text x=&quot;67.87&quot; y=&quot;346.20&quot;&gt;37&lt;/text&gt;" calcext:value-type="string">
            <text:p><text:s text:c="8"/>&lt;text x="67.87" y="346.20"&gt;37&lt;/text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2]*6" office:value-type="float" office:value="228" calcext:value-type="float">
            <text:p>22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62]&amp;[.$L$5]&amp;[.$B62]&amp;[.$L$6]&amp;[.$F$2]&amp;[.$L$6]&amp;[.$F$3]&amp;[.$L$7]" office:value-type="string" office:string-value="        &lt;line x1=&quot;200&quot; y1=&quot;20&quot; x2=&quot;200&quot; y2=&quot;30&quot; transform=&quot;rotate(228 200 200)&quot; /&gt;" calcext:value-type="string">
            <text:p><text:s text:c="8"/>&lt;line x1="200" y1="20" x2="200" y2="30" transform="rotate(228 200 200)" /&gt;</text:p>
          </table:table-cell>
          <table:table-cell table:number-columns-repeated="5"/>
          <table:table-cell table:formula="of:=[.$F$2]+([.$F$2] - [.$B$5] + ([.$F$4] * 2))*SIN(RADIANS([.B62]))-[.$F$4]" office:value-type="float" office:value="53.8024831592951" calcext:value-type="float">
            <text:p>53.80</text:p>
          </table:table-cell>
          <table:table-cell table:formula="of:=[.$F$3]-([.$F$3] - [.$B$5] + ([.$F$4] * 2))*COS(RADIANS([.B62]))+[.$F$4]" office:value-type="float" office:value="332.134815208183" calcext:value-type="float">
            <text:p>332.13</text:p>
          </table:table-cell>
          <table:table-cell table:formula="of:=TEXT([.J62]; &quot;00.00&quot;)" office:value-type="string" office:string-value="53.80" calcext:value-type="string">
            <text:p>53.80</text:p>
          </table:table-cell>
          <table:table-cell table:formula="of:=TEXT([.K62]; &quot;00.00&quot;)" office:value-type="string" office:string-value="332.13" calcext:value-type="string">
            <text:p>332.13</text:p>
          </table:table-cell>
          <table:table-cell table:formula="of:=[.$N$2]&amp;[.L62]&amp;[.$N$3]&amp;[.M62]&amp;[.$N$4]&amp;[.A62]&amp;[.$N$5]" office:value-type="string" office:string-value="        &lt;text x=&quot;53.80&quot; y=&quot;332.13&quot;&gt;38&lt;/text&gt;" calcext:value-type="string">
            <text:p><text:s text:c="8"/>&lt;text x="53.80" y="332.13"&gt;38&lt;/text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]*6" office:value-type="float" office:value="234" calcext:value-type="float">
            <text:p>23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63]&amp;[.$L$5]&amp;[.$B63]&amp;[.$L$6]&amp;[.$F$2]&amp;[.$L$6]&amp;[.$F$3]&amp;[.$L$7]" office:value-type="string" office:string-value="        &lt;line x1=&quot;200&quot; y1=&quot;20&quot; x2=&quot;200&quot; y2=&quot;30&quot; transform=&quot;rotate(234 200 200)&quot; /&gt;" calcext:value-type="string">
            <text:p><text:s text:c="8"/>&lt;line x1="200" y1="20" x2="200" y2="30" transform="rotate(234 200 200)" /&gt;</text:p>
          </table:table-cell>
          <table:table-cell table:number-columns-repeated="5"/>
          <table:table-cell table:formula="of:=[.$F$2]+([.$F$2] - [.$B$5] + ([.$F$4] * 2))*SIN(RADIANS([.B63]))-[.$F$4]" office:value-type="float" office:value="41.28677106876" calcext:value-type="float">
            <text:p>41.29</text:p>
          </table:table-cell>
          <table:table-cell table:formula="of:=[.$F$3]-([.$F$3] - [.$B$5] + ([.$F$4] * 2))*COS(RADIANS([.B63]))+[.$F$4]" office:value-type="float" office:value="316.67919793557" calcext:value-type="float">
            <text:p>316.68</text:p>
          </table:table-cell>
          <table:table-cell table:formula="of:=TEXT([.J63]; &quot;00.00&quot;)" office:value-type="string" office:string-value="41.29" calcext:value-type="string">
            <text:p>41.29</text:p>
          </table:table-cell>
          <table:table-cell table:formula="of:=TEXT([.K63]; &quot;00.00&quot;)" office:value-type="string" office:string-value="316.68" calcext:value-type="string">
            <text:p>316.68</text:p>
          </table:table-cell>
          <table:table-cell table:formula="of:=[.$N$2]&amp;[.L63]&amp;[.$N$3]&amp;[.M63]&amp;[.$N$4]&amp;[.A63]&amp;[.$N$5]" office:value-type="string" office:string-value="        &lt;text x=&quot;41.29&quot; y=&quot;316.68&quot;&gt;39&lt;/text&gt;" calcext:value-type="string">
            <text:p><text:s text:c="8"/>&lt;text x="41.29" y="316.68"&gt;39&lt;/text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]*6" office:value-type="float" office:value="240" calcext:value-type="float">
            <text:p>24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64]&amp;[.$L$5]&amp;[.$B64]&amp;[.$L$6]&amp;[.$F$2]&amp;[.$L$6]&amp;[.$F$3]&amp;[.$L$7]" office:value-type="string" office:string-value="        &lt;line x1=&quot;200&quot; y1=&quot;20&quot; x2=&quot;200&quot; y2=&quot;35&quot; transform=&quot;rotate(240 200 200)&quot; /&gt;" calcext:value-type="string">
            <text:p><text:s text:c="8"/>&lt;line x1="200" y1="20" x2="200" y2="35" transform="rotate(240 200 200)" /&gt;</text:p>
          </table:table-cell>
          <table:table-cell table:number-columns-repeated="5"/>
          <table:table-cell table:formula="of:=[.$F$2]+([.$F$2] - [.$B$5] + ([.$F$4] * 2))*SIN(RADIANS([.B64]))-[.$F$4]" office:value-type="float" office:value="30.4551732809567" calcext:value-type="float">
            <text:p>30.46</text:p>
          </table:table-cell>
          <table:table-cell table:formula="of:=[.$F$3]-([.$F$3] - [.$B$5] + ([.$F$4] * 2))*COS(RADIANS([.B64]))+[.$F$4]" office:value-type="float" office:value="300" calcext:value-type="float">
            <text:p>300.00</text:p>
          </table:table-cell>
          <table:table-cell table:formula="of:=TEXT([.J64]; &quot;00.00&quot;)" office:value-type="string" office:string-value="30.46" calcext:value-type="string">
            <text:p>30.46</text:p>
          </table:table-cell>
          <table:table-cell table:formula="of:=TEXT([.K64]; &quot;00.00&quot;)" office:value-type="string" office:string-value="300.00" calcext:value-type="string">
            <text:p>300.00</text:p>
          </table:table-cell>
          <table:table-cell table:formula="of:=[.$N$2]&amp;[.L64]&amp;[.$N$3]&amp;[.M64]&amp;[.$N$4]&amp;[.A64]&amp;[.$N$5]" office:value-type="string" office:string-value="        &lt;text x=&quot;30.46&quot; y=&quot;300.00&quot;&gt;40&lt;/text&gt;" calcext:value-type="string">
            <text:p><text:s text:c="8"/>&lt;text x="30.46" y="300.00"&gt;40&lt;/text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5]*6" office:value-type="float" office:value="246" calcext:value-type="float">
            <text:p>24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65]&amp;[.$L$5]&amp;[.$B65]&amp;[.$L$6]&amp;[.$F$2]&amp;[.$L$6]&amp;[.$F$3]&amp;[.$L$7]" office:value-type="string" office:string-value="        &lt;line x1=&quot;200&quot; y1=&quot;20&quot; x2=&quot;200&quot; y2=&quot;30&quot; transform=&quot;rotate(246 200 200)&quot; /&gt;" calcext:value-type="string">
            <text:p><text:s text:c="8"/>&lt;line x1="200" y1="20" x2="200" y2="30" transform="rotate(246 200 200)" /&gt;</text:p>
          </table:table-cell>
          <table:table-cell table:number-columns-repeated="5"/>
          <table:table-cell table:formula="of:=[.$F$2]+([.$F$2] - [.$B$5] + ([.$F$4] * 2))*SIN(RADIANS([.B65]))-[.$F$4]" office:value-type="float" office:value="21.4263630479058" calcext:value-type="float">
            <text:p>21.43</text:p>
          </table:table-cell>
          <table:table-cell table:formula="of:=[.$F$3]-([.$F$3] - [.$B$5] + ([.$F$4] * 2))*COS(RADIANS([.B65]))+[.$F$4]" office:value-type="float" office:value="282.279962184402" calcext:value-type="float">
            <text:p>282.28</text:p>
          </table:table-cell>
          <table:table-cell table:formula="of:=TEXT([.J65]; &quot;00.00&quot;)" office:value-type="string" office:string-value="21.43" calcext:value-type="string">
            <text:p>21.43</text:p>
          </table:table-cell>
          <table:table-cell table:formula="of:=TEXT([.K65]; &quot;00.00&quot;)" office:value-type="string" office:string-value="282.28" calcext:value-type="string">
            <text:p>282.28</text:p>
          </table:table-cell>
          <table:table-cell table:formula="of:=[.$N$2]&amp;[.L65]&amp;[.$N$3]&amp;[.M65]&amp;[.$N$4]&amp;[.A65]&amp;[.$N$5]" office:value-type="string" office:string-value="        &lt;text x=&quot;21.43&quot; y=&quot;282.28&quot;&gt;41&lt;/text&gt;" calcext:value-type="string">
            <text:p><text:s text:c="8"/>&lt;text x="21.43" y="282.28"&gt;41&lt;/text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]*6" office:value-type="float" office:value="252" calcext:value-type="float">
            <text:p>25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66]&amp;[.$L$5]&amp;[.$B66]&amp;[.$L$6]&amp;[.$F$2]&amp;[.$L$6]&amp;[.$F$3]&amp;[.$L$7]" office:value-type="string" office:string-value="        &lt;line x1=&quot;200&quot; y1=&quot;20&quot; x2=&quot;200&quot; y2=&quot;30&quot; transform=&quot;rotate(252 200 200)&quot; /&gt;" calcext:value-type="string">
            <text:p><text:s text:c="8"/>&lt;line x1="200" y1="20" x2="200" y2="30" transform="rotate(252 200 200)" /&gt;</text:p>
          </table:table-cell>
          <table:table-cell table:number-columns-repeated="5"/>
          <table:table-cell table:formula="of:=[.$F$2]+([.$F$2] - [.$B$5] + ([.$F$4] * 2))*SIN(RADIANS([.B66]))-[.$F$4]" office:value-type="float" office:value="14.2992619039208" calcext:value-type="float">
            <text:p>14.30</text:p>
          </table:table-cell>
          <table:table-cell table:formula="of:=[.$F$3]-([.$F$3] - [.$B$5] + ([.$F$4] * 2))*COS(RADIANS([.B66]))+[.$F$4]" office:value-type="float" office:value="263.71322893124" calcext:value-type="float">
            <text:p>263.71</text:p>
          </table:table-cell>
          <table:table-cell table:formula="of:=TEXT([.J66]; &quot;00.00&quot;)" office:value-type="string" office:string-value="14.30" calcext:value-type="string">
            <text:p>14.30</text:p>
          </table:table-cell>
          <table:table-cell table:formula="of:=TEXT([.K66]; &quot;00.00&quot;)" office:value-type="string" office:string-value="263.71" calcext:value-type="string">
            <text:p>263.71</text:p>
          </table:table-cell>
          <table:table-cell table:formula="of:=[.$N$2]&amp;[.L66]&amp;[.$N$3]&amp;[.M66]&amp;[.$N$4]&amp;[.A66]&amp;[.$N$5]" office:value-type="string" office:string-value="        &lt;text x=&quot;14.30&quot; y=&quot;263.71&quot;&gt;42&lt;/text&gt;" calcext:value-type="string">
            <text:p><text:s text:c="8"/>&lt;text x="14.30" y="263.71"&gt;42&lt;/text&gt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7]*6" office:value-type="float" office:value="258" calcext:value-type="float">
            <text:p>25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67]&amp;[.$L$5]&amp;[.$B67]&amp;[.$L$6]&amp;[.$F$2]&amp;[.$L$6]&amp;[.$F$3]&amp;[.$L$7]" office:value-type="string" office:string-value="        &lt;line x1=&quot;200&quot; y1=&quot;20&quot; x2=&quot;200&quot; y2=&quot;30&quot; transform=&quot;rotate(258 200 200)&quot; /&gt;" calcext:value-type="string">
            <text:p><text:s text:c="8"/>&lt;line x1="200" y1="20" x2="200" y2="30" transform="rotate(258 200 200)" /&gt;</text:p>
          </table:table-cell>
          <table:table-cell table:number-columns-repeated="5"/>
          <table:table-cell table:formula="of:=[.$F$2]+([.$F$2] - [.$B$5] + ([.$F$4] * 2))*SIN(RADIANS([.B67]))-[.$F$4]" office:value-type="float" office:value="9.15195586057695" calcext:value-type="float">
            <text:p>9.15</text:p>
          </table:table-cell>
          <table:table-cell table:formula="of:=[.$F$3]-([.$F$3] - [.$B$5] + ([.$F$4] * 2))*COS(RADIANS([.B67]))+[.$F$4]" office:value-type="float" office:value="244.503221255374" calcext:value-type="float">
            <text:p>244.50</text:p>
          </table:table-cell>
          <table:table-cell table:formula="of:=TEXT([.J67]; &quot;00.00&quot;)" office:value-type="string" office:string-value="09.15" calcext:value-type="string">
            <text:p>09.15</text:p>
          </table:table-cell>
          <table:table-cell table:formula="of:=TEXT([.K67]; &quot;00.00&quot;)" office:value-type="string" office:string-value="244.50" calcext:value-type="string">
            <text:p>244.50</text:p>
          </table:table-cell>
          <table:table-cell table:formula="of:=[.$N$2]&amp;[.L67]&amp;[.$N$3]&amp;[.M67]&amp;[.$N$4]&amp;[.A67]&amp;[.$N$5]" office:value-type="string" office:string-value="        &lt;text x=&quot;09.15&quot; y=&quot;244.50&quot;&gt;43&lt;/text&gt;" calcext:value-type="string">
            <text:p><text:s text:c="8"/>&lt;text x="09.15" y="244.50"&gt;43&lt;/text&gt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]*6" office:value-type="float" office:value="264" calcext:value-type="float">
            <text:p>26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68]&amp;[.$L$5]&amp;[.$B68]&amp;[.$L$6]&amp;[.$F$2]&amp;[.$L$6]&amp;[.$F$3]&amp;[.$L$7]" office:value-type="string" office:string-value="        &lt;line x1=&quot;200&quot; y1=&quot;20&quot; x2=&quot;200&quot; y2=&quot;30&quot; transform=&quot;rotate(264 200 200)&quot; /&gt;" calcext:value-type="string">
            <text:p><text:s text:c="8"/>&lt;line x1="200" y1="20" x2="200" y2="30" transform="rotate(264 200 200)" /&gt;</text:p>
          </table:table-cell>
          <table:table-cell table:number-columns-repeated="5"/>
          <table:table-cell table:formula="of:=[.$F$2]+([.$F$2] - [.$B$5] + ([.$F$4] * 2))*SIN(RADIANS([.B68]))-[.$F$4]" office:value-type="float" office:value="6.04083988002805" calcext:value-type="float">
            <text:p>6.04</text:p>
          </table:table-cell>
          <table:table-cell table:formula="of:=[.$F$3]-([.$F$3] - [.$B$5] + ([.$F$4] * 2))*COS(RADIANS([.B68]))+[.$F$4]" office:value-type="float" office:value="224.860408020854" calcext:value-type="float">
            <text:p>224.86</text:p>
          </table:table-cell>
          <table:table-cell table:formula="of:=TEXT([.J68]; &quot;00.00&quot;)" office:value-type="string" office:string-value="06.04" calcext:value-type="string">
            <text:p>06.04</text:p>
          </table:table-cell>
          <table:table-cell table:formula="of:=TEXT([.K68]; &quot;00.00&quot;)" office:value-type="string" office:string-value="224.86" calcext:value-type="string">
            <text:p>224.86</text:p>
          </table:table-cell>
          <table:table-cell table:formula="of:=[.$N$2]&amp;[.L68]&amp;[.$N$3]&amp;[.M68]&amp;[.$N$4]&amp;[.A68]&amp;[.$N$5]" office:value-type="string" office:string-value="        &lt;text x=&quot;06.04&quot; y=&quot;224.86&quot;&gt;44&lt;/text&gt;" calcext:value-type="string">
            <text:p><text:s text:c="8"/>&lt;text x="06.04" y="224.86"&gt;44&lt;/text&gt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9]*6" office:value-type="float" office:value="270" calcext:value-type="float">
            <text:p>27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69]&amp;[.$L$5]&amp;[.$B69]&amp;[.$L$6]&amp;[.$F$2]&amp;[.$L$6]&amp;[.$F$3]&amp;[.$L$7]" office:value-type="string" office:string-value="        &lt;line x1=&quot;200&quot; y1=&quot;20&quot; x2=&quot;200&quot; y2=&quot;35&quot; transform=&quot;rotate(270 200 200)&quot; /&gt;" calcext:value-type="string">
            <text:p><text:s text:c="8"/>&lt;line x1="200" y1="20" x2="200" y2="35" transform="rotate(270 200 200)" /&gt;</text:p>
          </table:table-cell>
          <table:table-cell table:number-columns-repeated="5"/>
          <table:table-cell table:formula="of:=[.$F$2]+([.$F$2] - [.$B$5] + ([.$F$4] * 2))*SIN(RADIANS([.B69]))-[.$F$4]" office:value-type="float" office:value="5" calcext:value-type="float">
            <text:p>5.00</text:p>
          </table:table-cell>
          <table:table-cell table:formula="of:=[.$F$3]-([.$F$3] - [.$B$5] + ([.$F$4] * 2))*COS(RADIANS([.B69]))+[.$F$4]" office:value-type="float" office:value="205" calcext:value-type="float">
            <text:p>205.00</text:p>
          </table:table-cell>
          <table:table-cell table:formula="of:=TEXT([.J69]; &quot;00.00&quot;)" office:value-type="string" office:string-value="05.00" calcext:value-type="string">
            <text:p>05.00</text:p>
          </table:table-cell>
          <table:table-cell table:formula="of:=TEXT([.K69]; &quot;00.00&quot;)" office:value-type="string" office:string-value="205.00" calcext:value-type="string">
            <text:p>205.00</text:p>
          </table:table-cell>
          <table:table-cell table:formula="of:=[.$N$2]&amp;[.L69]&amp;[.$N$3]&amp;[.M69]&amp;[.$N$4]&amp;[.A69]&amp;[.$N$5]" office:value-type="string" office:string-value="        &lt;text x=&quot;05.00&quot; y=&quot;205.00&quot;&gt;45&lt;/text&gt;" calcext:value-type="string">
            <text:p><text:s text:c="8"/>&lt;text x="05.00" y="205.00"&gt;45&lt;/text&gt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0]*6" office:value-type="float" office:value="276" calcext:value-type="float">
            <text:p>27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70]&amp;[.$L$5]&amp;[.$B70]&amp;[.$L$6]&amp;[.$F$2]&amp;[.$L$6]&amp;[.$F$3]&amp;[.$L$7]" office:value-type="string" office:string-value="        &lt;line x1=&quot;200&quot; y1=&quot;20&quot; x2=&quot;200&quot; y2=&quot;30&quot; transform=&quot;rotate(276 200 200)&quot; /&gt;" calcext:value-type="string">
            <text:p><text:s text:c="8"/>&lt;line x1="200" y1="20" x2="200" y2="30" transform="rotate(276 200 200)" /&gt;</text:p>
          </table:table-cell>
          <table:table-cell table:number-columns-repeated="5"/>
          <table:table-cell table:formula="of:=[.$F$2]+([.$F$2] - [.$B$5] + ([.$F$4] * 2))*SIN(RADIANS([.B70]))-[.$F$4]" office:value-type="float" office:value="6.04083988002805" calcext:value-type="float">
            <text:p>6.04</text:p>
          </table:table-cell>
          <table:table-cell table:formula="of:=[.$F$3]-([.$F$3] - [.$B$5] + ([.$F$4] * 2))*COS(RADIANS([.B70]))+[.$F$4]" office:value-type="float" office:value="185.139591979146" calcext:value-type="float">
            <text:p>185.14</text:p>
          </table:table-cell>
          <table:table-cell table:formula="of:=TEXT([.J70]; &quot;00.00&quot;)" office:value-type="string" office:string-value="06.04" calcext:value-type="string">
            <text:p>06.04</text:p>
          </table:table-cell>
          <table:table-cell table:formula="of:=TEXT([.K70]; &quot;00.00&quot;)" office:value-type="string" office:string-value="185.14" calcext:value-type="string">
            <text:p>185.14</text:p>
          </table:table-cell>
          <table:table-cell table:formula="of:=[.$N$2]&amp;[.L70]&amp;[.$N$3]&amp;[.M70]&amp;[.$N$4]&amp;[.A70]&amp;[.$N$5]" office:value-type="string" office:string-value="        &lt;text x=&quot;06.04&quot; y=&quot;185.14&quot;&gt;46&lt;/text&gt;" calcext:value-type="string">
            <text:p><text:s text:c="8"/>&lt;text x="06.04" y="185.14"&gt;46&lt;/text&gt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1]*6" office:value-type="float" office:value="282" calcext:value-type="float">
            <text:p>28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71]&amp;[.$L$5]&amp;[.$B71]&amp;[.$L$6]&amp;[.$F$2]&amp;[.$L$6]&amp;[.$F$3]&amp;[.$L$7]" office:value-type="string" office:string-value="        &lt;line x1=&quot;200&quot; y1=&quot;20&quot; x2=&quot;200&quot; y2=&quot;30&quot; transform=&quot;rotate(282 200 200)&quot; /&gt;" calcext:value-type="string">
            <text:p><text:s text:c="8"/>&lt;line x1="200" y1="20" x2="200" y2="30" transform="rotate(282 200 200)" /&gt;</text:p>
          </table:table-cell>
          <table:table-cell table:number-columns-repeated="5"/>
          <table:table-cell table:formula="of:=[.$F$2]+([.$F$2] - [.$B$5] + ([.$F$4] * 2))*SIN(RADIANS([.B71]))-[.$F$4]" office:value-type="float" office:value="9.15195586057695" calcext:value-type="float">
            <text:p>9.15</text:p>
          </table:table-cell>
          <table:table-cell table:formula="of:=[.$F$3]-([.$F$3] - [.$B$5] + ([.$F$4] * 2))*COS(RADIANS([.B71]))+[.$F$4]" office:value-type="float" office:value="165.496778744626" calcext:value-type="float">
            <text:p>165.50</text:p>
          </table:table-cell>
          <table:table-cell table:formula="of:=TEXT([.J71]; &quot;00.00&quot;)" office:value-type="string" office:string-value="09.15" calcext:value-type="string">
            <text:p>09.15</text:p>
          </table:table-cell>
          <table:table-cell table:formula="of:=TEXT([.K71]; &quot;00.00&quot;)" office:value-type="string" office:string-value="165.50" calcext:value-type="string">
            <text:p>165.50</text:p>
          </table:table-cell>
          <table:table-cell table:formula="of:=[.$N$2]&amp;[.L71]&amp;[.$N$3]&amp;[.M71]&amp;[.$N$4]&amp;[.A71]&amp;[.$N$5]" office:value-type="string" office:string-value="        &lt;text x=&quot;09.15&quot; y=&quot;165.50&quot;&gt;47&lt;/text&gt;" calcext:value-type="string">
            <text:p><text:s text:c="8"/>&lt;text x="09.15" y="165.50"&gt;47&lt;/text&gt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2]*6" office:value-type="float" office:value="288" calcext:value-type="float">
            <text:p>28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72]&amp;[.$L$5]&amp;[.$B72]&amp;[.$L$6]&amp;[.$F$2]&amp;[.$L$6]&amp;[.$F$3]&amp;[.$L$7]" office:value-type="string" office:string-value="        &lt;line x1=&quot;200&quot; y1=&quot;20&quot; x2=&quot;200&quot; y2=&quot;30&quot; transform=&quot;rotate(288 200 200)&quot; /&gt;" calcext:value-type="string">
            <text:p><text:s text:c="8"/>&lt;line x1="200" y1="20" x2="200" y2="30" transform="rotate(288 200 200)" /&gt;</text:p>
          </table:table-cell>
          <table:table-cell table:number-columns-repeated="5"/>
          <table:table-cell table:formula="of:=[.$F$2]+([.$F$2] - [.$B$5] + ([.$F$4] * 2))*SIN(RADIANS([.B72]))-[.$F$4]" office:value-type="float" office:value="14.2992619039208" calcext:value-type="float">
            <text:p>14.30</text:p>
          </table:table-cell>
          <table:table-cell table:formula="of:=[.$F$3]-([.$F$3] - [.$B$5] + ([.$F$4] * 2))*COS(RADIANS([.B72]))+[.$F$4]" office:value-type="float" office:value="146.28677106876" calcext:value-type="float">
            <text:p>146.29</text:p>
          </table:table-cell>
          <table:table-cell table:formula="of:=TEXT([.J72]; &quot;00.00&quot;)" office:value-type="string" office:string-value="14.30" calcext:value-type="string">
            <text:p>14.30</text:p>
          </table:table-cell>
          <table:table-cell table:formula="of:=TEXT([.K72]; &quot;00.00&quot;)" office:value-type="string" office:string-value="146.29" calcext:value-type="string">
            <text:p>146.29</text:p>
          </table:table-cell>
          <table:table-cell table:formula="of:=[.$N$2]&amp;[.L72]&amp;[.$N$3]&amp;[.M72]&amp;[.$N$4]&amp;[.A72]&amp;[.$N$5]" office:value-type="string" office:string-value="        &lt;text x=&quot;14.30&quot; y=&quot;146.29&quot;&gt;48&lt;/text&gt;" calcext:value-type="string">
            <text:p><text:s text:c="8"/>&lt;text x="14.30" y="146.29"&gt;48&lt;/text&gt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3]*6" office:value-type="float" office:value="294" calcext:value-type="float">
            <text:p>29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73]&amp;[.$L$5]&amp;[.$B73]&amp;[.$L$6]&amp;[.$F$2]&amp;[.$L$6]&amp;[.$F$3]&amp;[.$L$7]" office:value-type="string" office:string-value="        &lt;line x1=&quot;200&quot; y1=&quot;20&quot; x2=&quot;200&quot; y2=&quot;30&quot; transform=&quot;rotate(294 200 200)&quot; /&gt;" calcext:value-type="string">
            <text:p><text:s text:c="8"/>&lt;line x1="200" y1="20" x2="200" y2="30" transform="rotate(294 200 200)" /&gt;</text:p>
          </table:table-cell>
          <table:table-cell table:number-columns-repeated="5"/>
          <table:table-cell table:formula="of:=[.$F$2]+([.$F$2] - [.$B$5] + ([.$F$4] * 2))*SIN(RADIANS([.B73]))-[.$F$4]" office:value-type="float" office:value="21.4263630479058" calcext:value-type="float">
            <text:p>21.43</text:p>
          </table:table-cell>
          <table:table-cell table:formula="of:=[.$F$3]-([.$F$3] - [.$B$5] + ([.$F$4] * 2))*COS(RADIANS([.B73]))+[.$F$4]" office:value-type="float" office:value="127.720037815598" calcext:value-type="float">
            <text:p>127.72</text:p>
          </table:table-cell>
          <table:table-cell table:formula="of:=TEXT([.J73]; &quot;00.00&quot;)" office:value-type="string" office:string-value="21.43" calcext:value-type="string">
            <text:p>21.43</text:p>
          </table:table-cell>
          <table:table-cell table:formula="of:=TEXT([.K73]; &quot;00.00&quot;)" office:value-type="string" office:string-value="127.72" calcext:value-type="string">
            <text:p>127.72</text:p>
          </table:table-cell>
          <table:table-cell table:formula="of:=[.$N$2]&amp;[.L73]&amp;[.$N$3]&amp;[.M73]&amp;[.$N$4]&amp;[.A73]&amp;[.$N$5]" office:value-type="string" office:string-value="        &lt;text x=&quot;21.43&quot; y=&quot;127.72&quot;&gt;49&lt;/text&gt;" calcext:value-type="string">
            <text:p><text:s text:c="8"/>&lt;text x="21.43" y="127.72"&gt;49&lt;/text&gt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4]*6" office:value-type="float" office:value="300" calcext:value-type="float">
            <text:p>30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74]&amp;[.$L$5]&amp;[.$B74]&amp;[.$L$6]&amp;[.$F$2]&amp;[.$L$6]&amp;[.$F$3]&amp;[.$L$7]" office:value-type="string" office:string-value="        &lt;line x1=&quot;200&quot; y1=&quot;20&quot; x2=&quot;200&quot; y2=&quot;35&quot; transform=&quot;rotate(300 200 200)&quot; /&gt;" calcext:value-type="string">
            <text:p><text:s text:c="8"/>&lt;line x1="200" y1="20" x2="200" y2="35" transform="rotate(300 200 200)" /&gt;</text:p>
          </table:table-cell>
          <table:table-cell table:number-columns-repeated="5"/>
          <table:table-cell table:formula="of:=[.$F$2]+([.$F$2] - [.$B$5] + ([.$F$4] * 2))*SIN(RADIANS([.B74]))-[.$F$4]" office:value-type="float" office:value="30.4551732809567" calcext:value-type="float">
            <text:p>30.46</text:p>
          </table:table-cell>
          <table:table-cell table:formula="of:=[.$F$3]-([.$F$3] - [.$B$5] + ([.$F$4] * 2))*COS(RADIANS([.B74]))+[.$F$4]" office:value-type="float" office:value="110" calcext:value-type="float">
            <text:p>110.00</text:p>
          </table:table-cell>
          <table:table-cell table:formula="of:=TEXT([.J74]; &quot;00.00&quot;)" office:value-type="string" office:string-value="30.46" calcext:value-type="string">
            <text:p>30.46</text:p>
          </table:table-cell>
          <table:table-cell table:formula="of:=TEXT([.K74]; &quot;00.00&quot;)" office:value-type="string" office:string-value="110.00" calcext:value-type="string">
            <text:p>110.00</text:p>
          </table:table-cell>
          <table:table-cell table:formula="of:=[.$N$2]&amp;[.L74]&amp;[.$N$3]&amp;[.M74]&amp;[.$N$4]&amp;[.A74]&amp;[.$N$5]" office:value-type="string" office:string-value="        &lt;text x=&quot;30.46&quot; y=&quot;110.00&quot;&gt;50&lt;/text&gt;" calcext:value-type="string">
            <text:p><text:s text:c="8"/>&lt;text x="30.46" y="110.00"&gt;50&lt;/text&gt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75]*6" office:value-type="float" office:value="306" calcext:value-type="float">
            <text:p>30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75]&amp;[.$L$5]&amp;[.$B75]&amp;[.$L$6]&amp;[.$F$2]&amp;[.$L$6]&amp;[.$F$3]&amp;[.$L$7]" office:value-type="string" office:string-value="        &lt;line x1=&quot;200&quot; y1=&quot;20&quot; x2=&quot;200&quot; y2=&quot;30&quot; transform=&quot;rotate(306 200 200)&quot; /&gt;" calcext:value-type="string">
            <text:p><text:s text:c="8"/>&lt;line x1="200" y1="20" x2="200" y2="30" transform="rotate(306 200 200)" /&gt;</text:p>
          </table:table-cell>
          <table:table-cell table:number-columns-repeated="5"/>
          <table:table-cell table:formula="of:=[.$F$2]+([.$F$2] - [.$B$5] + ([.$F$4] * 2))*SIN(RADIANS([.B75]))-[.$F$4]" office:value-type="float" office:value="41.28677106876" calcext:value-type="float">
            <text:p>41.29</text:p>
          </table:table-cell>
          <table:table-cell table:formula="of:=[.$F$3]-([.$F$3] - [.$B$5] + ([.$F$4] * 2))*COS(RADIANS([.B75]))+[.$F$4]" office:value-type="float" office:value="93.3208020644301" calcext:value-type="float">
            <text:p>93.32</text:p>
          </table:table-cell>
          <table:table-cell table:formula="of:=TEXT([.J75]; &quot;00.00&quot;)" office:value-type="string" office:string-value="41.29" calcext:value-type="string">
            <text:p>41.29</text:p>
          </table:table-cell>
          <table:table-cell table:formula="of:=TEXT([.K75]; &quot;00.00&quot;)" office:value-type="string" office:string-value="93.32" calcext:value-type="string">
            <text:p>93.32</text:p>
          </table:table-cell>
          <table:table-cell table:formula="of:=[.$N$2]&amp;[.L75]&amp;[.$N$3]&amp;[.M75]&amp;[.$N$4]&amp;[.A75]&amp;[.$N$5]" office:value-type="string" office:string-value="        &lt;text x=&quot;41.29&quot; y=&quot;93.32&quot;&gt;51&lt;/text&gt;" calcext:value-type="string">
            <text:p><text:s text:c="8"/>&lt;text x="41.29" y="93.32"&gt;51&lt;/text&gt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76]*6" office:value-type="float" office:value="312" calcext:value-type="float">
            <text:p>31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76]&amp;[.$L$5]&amp;[.$B76]&amp;[.$L$6]&amp;[.$F$2]&amp;[.$L$6]&amp;[.$F$3]&amp;[.$L$7]" office:value-type="string" office:string-value="        &lt;line x1=&quot;200&quot; y1=&quot;20&quot; x2=&quot;200&quot; y2=&quot;30&quot; transform=&quot;rotate(312 200 200)&quot; /&gt;" calcext:value-type="string">
            <text:p><text:s text:c="8"/>&lt;line x1="200" y1="20" x2="200" y2="30" transform="rotate(312 200 200)" /&gt;</text:p>
          </table:table-cell>
          <table:table-cell table:number-columns-repeated="5"/>
          <table:table-cell table:formula="of:=[.$F$2]+([.$F$2] - [.$B$5] + ([.$F$4] * 2))*SIN(RADIANS([.B76]))-[.$F$4]" office:value-type="float" office:value="53.802483159295" calcext:value-type="float">
            <text:p>53.80</text:p>
          </table:table-cell>
          <table:table-cell table:formula="of:=[.$F$3]-([.$F$3] - [.$B$5] + ([.$F$4] * 2))*COS(RADIANS([.B76]))+[.$F$4]" office:value-type="float" office:value="77.865184791817" calcext:value-type="float">
            <text:p>77.87</text:p>
          </table:table-cell>
          <table:table-cell table:formula="of:=TEXT([.J76]; &quot;00.00&quot;)" office:value-type="string" office:string-value="53.80" calcext:value-type="string">
            <text:p>53.80</text:p>
          </table:table-cell>
          <table:table-cell table:formula="of:=TEXT([.K76]; &quot;00.00&quot;)" office:value-type="string" office:string-value="77.87" calcext:value-type="string">
            <text:p>77.87</text:p>
          </table:table-cell>
          <table:table-cell table:formula="of:=[.$N$2]&amp;[.L76]&amp;[.$N$3]&amp;[.M76]&amp;[.$N$4]&amp;[.A76]&amp;[.$N$5]" office:value-type="string" office:string-value="        &lt;text x=&quot;53.80&quot; y=&quot;77.87&quot;&gt;52&lt;/text&gt;" calcext:value-type="string">
            <text:p><text:s text:c="8"/>&lt;text x="53.80" y="77.87"&gt;52&lt;/text&gt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77]*6" office:value-type="float" office:value="318" calcext:value-type="float">
            <text:p>31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77]&amp;[.$L$5]&amp;[.$B77]&amp;[.$L$6]&amp;[.$F$2]&amp;[.$L$6]&amp;[.$F$3]&amp;[.$L$7]" office:value-type="string" office:string-value="        &lt;line x1=&quot;200&quot; y1=&quot;20&quot; x2=&quot;200&quot; y2=&quot;30&quot; transform=&quot;rotate(318 200 200)&quot; /&gt;" calcext:value-type="string">
            <text:p><text:s text:c="8"/>&lt;line x1="200" y1="20" x2="200" y2="30" transform="rotate(318 200 200)" /&gt;</text:p>
          </table:table-cell>
          <table:table-cell table:number-columns-repeated="5"/>
          <table:table-cell table:formula="of:=[.$F$2]+([.$F$2] - [.$B$5] + ([.$F$4] * 2))*SIN(RADIANS([.B77]))-[.$F$4]" office:value-type="float" office:value="67.865184791817" calcext:value-type="float">
            <text:p>67.87</text:p>
          </table:table-cell>
          <table:table-cell table:formula="of:=[.$F$3]-([.$F$3] - [.$B$5] + ([.$F$4] * 2))*COS(RADIANS([.B77]))+[.$F$4]" office:value-type="float" office:value="63.8024831592951" calcext:value-type="float">
            <text:p>63.80</text:p>
          </table:table-cell>
          <table:table-cell table:formula="of:=TEXT([.J77]; &quot;00.00&quot;)" office:value-type="string" office:string-value="67.87" calcext:value-type="string">
            <text:p>67.87</text:p>
          </table:table-cell>
          <table:table-cell table:formula="of:=TEXT([.K77]; &quot;00.00&quot;)" office:value-type="string" office:string-value="63.80" calcext:value-type="string">
            <text:p>63.80</text:p>
          </table:table-cell>
          <table:table-cell table:formula="of:=[.$N$2]&amp;[.L77]&amp;[.$N$3]&amp;[.M77]&amp;[.$N$4]&amp;[.A77]&amp;[.$N$5]" office:value-type="string" office:string-value="        &lt;text x=&quot;67.87&quot; y=&quot;63.80&quot;&gt;53&lt;/text&gt;" calcext:value-type="string">
            <text:p><text:s text:c="8"/>&lt;text x="67.87" y="63.80"&gt;53&lt;/text&gt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78]*6" office:value-type="float" office:value="324" calcext:value-type="float">
            <text:p>32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78]&amp;[.$L$5]&amp;[.$B78]&amp;[.$L$6]&amp;[.$F$2]&amp;[.$L$6]&amp;[.$F$3]&amp;[.$L$7]" office:value-type="string" office:string-value="        &lt;line x1=&quot;200&quot; y1=&quot;20&quot; x2=&quot;200&quot; y2=&quot;30&quot; transform=&quot;rotate(324 200 200)&quot; /&gt;" calcext:value-type="string">
            <text:p><text:s text:c="8"/>&lt;line x1="200" y1="20" x2="200" y2="30" transform="rotate(324 200 200)" /&gt;</text:p>
          </table:table-cell>
          <table:table-cell table:number-columns-repeated="5"/>
          <table:table-cell table:formula="of:=[.$F$2]+([.$F$2] - [.$B$5] + ([.$F$4] * 2))*SIN(RADIANS([.B78]))-[.$F$4]" office:value-type="float" office:value="83.3208020644301" calcext:value-type="float">
            <text:p>83.32</text:p>
          </table:table-cell>
          <table:table-cell table:formula="of:=[.$F$3]-([.$F$3] - [.$B$5] + ([.$F$4] * 2))*COS(RADIANS([.B78]))+[.$F$4]" office:value-type="float" office:value="51.28677106876" calcext:value-type="float">
            <text:p>51.29</text:p>
          </table:table-cell>
          <table:table-cell table:formula="of:=TEXT([.J78]; &quot;00.00&quot;)" office:value-type="string" office:string-value="83.32" calcext:value-type="string">
            <text:p>83.32</text:p>
          </table:table-cell>
          <table:table-cell table:formula="of:=TEXT([.K78]; &quot;00.00&quot;)" office:value-type="string" office:string-value="51.29" calcext:value-type="string">
            <text:p>51.29</text:p>
          </table:table-cell>
          <table:table-cell table:formula="of:=[.$N$2]&amp;[.L78]&amp;[.$N$3]&amp;[.M78]&amp;[.$N$4]&amp;[.A78]&amp;[.$N$5]" office:value-type="string" office:string-value="        &lt;text x=&quot;83.32&quot; y=&quot;51.29&quot;&gt;54&lt;/text&gt;" calcext:value-type="string">
            <text:p><text:s text:c="8"/>&lt;text x="83.32" y="51.29"&gt;54&lt;/text&gt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79]*6" office:value-type="float" office:value="330" calcext:value-type="float">
            <text:p>330</text:p>
          </table:table-cell>
          <table:table-cell table:formula="of:=[.$B$6]" office:value-type="float" office:value="35" calcext:value-type="float">
            <text:p>35</text:p>
          </table:table-cell>
          <table:table-cell table:formula="of:=[.$L$1]&amp;[.$F$2]&amp;[.$L$2]&amp;[.$B$5]&amp;[.$L$3]&amp;[.$F$2]&amp;[.$L$4]&amp;[.$C79]&amp;[.$L$5]&amp;[.$B79]&amp;[.$L$6]&amp;[.$F$2]&amp;[.$L$6]&amp;[.$F$3]&amp;[.$L$7]" office:value-type="string" office:string-value="        &lt;line x1=&quot;200&quot; y1=&quot;20&quot; x2=&quot;200&quot; y2=&quot;35&quot; transform=&quot;rotate(330 200 200)&quot; /&gt;" calcext:value-type="string">
            <text:p><text:s text:c="8"/>&lt;line x1="200" y1="20" x2="200" y2="35" transform="rotate(330 200 200)" /&gt;</text:p>
          </table:table-cell>
          <table:table-cell table:number-columns-repeated="5"/>
          <table:table-cell table:formula="of:=[.$F$2]+([.$F$2] - [.$B$5] + ([.$F$4] * 2))*SIN(RADIANS([.B79]))-[.$F$4]" office:value-type="float" office:value="99.9999999999999" calcext:value-type="float">
            <text:p>100.00</text:p>
          </table:table-cell>
          <table:table-cell table:formula="of:=[.$F$3]-([.$F$3] - [.$B$5] + ([.$F$4] * 2))*COS(RADIANS([.B79]))+[.$F$4]" office:value-type="float" office:value="40.4551732809567" calcext:value-type="float">
            <text:p>40.46</text:p>
          </table:table-cell>
          <table:table-cell table:formula="of:=TEXT([.J79]; &quot;00.00&quot;)" office:value-type="string" office:string-value="100.00" calcext:value-type="string">
            <text:p>100.00</text:p>
          </table:table-cell>
          <table:table-cell table:formula="of:=TEXT([.K79]; &quot;00.00&quot;)" office:value-type="string" office:string-value="40.46" calcext:value-type="string">
            <text:p>40.46</text:p>
          </table:table-cell>
          <table:table-cell table:formula="of:=[.$N$2]&amp;[.L79]&amp;[.$N$3]&amp;[.M79]&amp;[.$N$4]&amp;[.A79]&amp;[.$N$5]" office:value-type="string" office:string-value="        &lt;text x=&quot;100.00&quot; y=&quot;40.46&quot;&gt;55&lt;/text&gt;" calcext:value-type="string">
            <text:p><text:s text:c="8"/>&lt;text x="100.00" y="40.46"&gt;55&lt;/text&gt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0]*6" office:value-type="float" office:value="336" calcext:value-type="float">
            <text:p>336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80]&amp;[.$L$5]&amp;[.$B80]&amp;[.$L$6]&amp;[.$F$2]&amp;[.$L$6]&amp;[.$F$3]&amp;[.$L$7]" office:value-type="string" office:string-value="        &lt;line x1=&quot;200&quot; y1=&quot;20&quot; x2=&quot;200&quot; y2=&quot;30&quot; transform=&quot;rotate(336 200 200)&quot; /&gt;" calcext:value-type="string">
            <text:p><text:s text:c="8"/>&lt;line x1="200" y1="20" x2="200" y2="30" transform="rotate(336 200 200)" /&gt;</text:p>
          </table:table-cell>
          <table:table-cell table:number-columns-repeated="5"/>
          <table:table-cell table:formula="of:=[.$F$2]+([.$F$2] - [.$B$5] + ([.$F$4] * 2))*SIN(RADIANS([.B80]))-[.$F$4]" office:value-type="float" office:value="117.720037815598" calcext:value-type="float">
            <text:p>117.72</text:p>
          </table:table-cell>
          <table:table-cell table:formula="of:=[.$F$3]-([.$F$3] - [.$B$5] + ([.$F$4] * 2))*COS(RADIANS([.B80]))+[.$F$4]" office:value-type="float" office:value="31.4263630479058" calcext:value-type="float">
            <text:p>31.43</text:p>
          </table:table-cell>
          <table:table-cell table:formula="of:=TEXT([.J80]; &quot;00.00&quot;)" office:value-type="string" office:string-value="117.72" calcext:value-type="string">
            <text:p>117.72</text:p>
          </table:table-cell>
          <table:table-cell table:formula="of:=TEXT([.K80]; &quot;00.00&quot;)" office:value-type="string" office:string-value="31.43" calcext:value-type="string">
            <text:p>31.43</text:p>
          </table:table-cell>
          <table:table-cell table:formula="of:=[.$N$2]&amp;[.L80]&amp;[.$N$3]&amp;[.M80]&amp;[.$N$4]&amp;[.A80]&amp;[.$N$5]" office:value-type="string" office:string-value="        &lt;text x=&quot;117.72&quot; y=&quot;31.43&quot;&gt;56&lt;/text&gt;" calcext:value-type="string">
            <text:p><text:s text:c="8"/>&lt;text x="117.72" y="31.43"&gt;56&lt;/text&gt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81]*6" office:value-type="float" office:value="342" calcext:value-type="float">
            <text:p>342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81]&amp;[.$L$5]&amp;[.$B81]&amp;[.$L$6]&amp;[.$F$2]&amp;[.$L$6]&amp;[.$F$3]&amp;[.$L$7]" office:value-type="string" office:string-value="        &lt;line x1=&quot;200&quot; y1=&quot;20&quot; x2=&quot;200&quot; y2=&quot;30&quot; transform=&quot;rotate(342 200 200)&quot; /&gt;" calcext:value-type="string">
            <text:p><text:s text:c="8"/>&lt;line x1="200" y1="20" x2="200" y2="30" transform="rotate(342 200 200)" /&gt;</text:p>
          </table:table-cell>
          <table:table-cell table:number-columns-repeated="5"/>
          <table:table-cell table:formula="of:=[.$F$2]+([.$F$2] - [.$B$5] + ([.$F$4] * 2))*SIN(RADIANS([.B81]))-[.$F$4]" office:value-type="float" office:value="136.28677106876" calcext:value-type="float">
            <text:p>136.29</text:p>
          </table:table-cell>
          <table:table-cell table:formula="of:=[.$F$3]-([.$F$3] - [.$B$5] + ([.$F$4] * 2))*COS(RADIANS([.B81]))+[.$F$4]" office:value-type="float" office:value="24.2992619039208" calcext:value-type="float">
            <text:p>24.30</text:p>
          </table:table-cell>
          <table:table-cell table:formula="of:=TEXT([.J81]; &quot;00.00&quot;)" office:value-type="string" office:string-value="136.29" calcext:value-type="string">
            <text:p>136.29</text:p>
          </table:table-cell>
          <table:table-cell table:formula="of:=TEXT([.K81]; &quot;00.00&quot;)" office:value-type="string" office:string-value="24.30" calcext:value-type="string">
            <text:p>24.30</text:p>
          </table:table-cell>
          <table:table-cell table:formula="of:=[.$N$2]&amp;[.L81]&amp;[.$N$3]&amp;[.M81]&amp;[.$N$4]&amp;[.A81]&amp;[.$N$5]" office:value-type="string" office:string-value="        &lt;text x=&quot;136.29&quot; y=&quot;24.30&quot;&gt;57&lt;/text&gt;" calcext:value-type="string">
            <text:p><text:s text:c="8"/>&lt;text x="136.29" y="24.30"&gt;57&lt;/text&gt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82]*6" office:value-type="float" office:value="348" calcext:value-type="float">
            <text:p>348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82]&amp;[.$L$5]&amp;[.$B82]&amp;[.$L$6]&amp;[.$F$2]&amp;[.$L$6]&amp;[.$F$3]&amp;[.$L$7]" office:value-type="string" office:string-value="        &lt;line x1=&quot;200&quot; y1=&quot;20&quot; x2=&quot;200&quot; y2=&quot;30&quot; transform=&quot;rotate(348 200 200)&quot; /&gt;" calcext:value-type="string">
            <text:p><text:s text:c="8"/>&lt;line x1="200" y1="20" x2="200" y2="30" transform="rotate(348 200 200)" /&gt;</text:p>
          </table:table-cell>
          <table:table-cell table:number-columns-repeated="5"/>
          <table:table-cell table:formula="of:=[.$F$2]+([.$F$2] - [.$B$5] + ([.$F$4] * 2))*SIN(RADIANS([.B82]))-[.$F$4]" office:value-type="float" office:value="155.496778744626" calcext:value-type="float">
            <text:p>155.50</text:p>
          </table:table-cell>
          <table:table-cell table:formula="of:=[.$F$3]-([.$F$3] - [.$B$5] + ([.$F$4] * 2))*COS(RADIANS([.B82]))+[.$F$4]" office:value-type="float" office:value="19.1519558605769" calcext:value-type="float">
            <text:p>19.15</text:p>
          </table:table-cell>
          <table:table-cell table:formula="of:=TEXT([.J82]; &quot;00.00&quot;)" office:value-type="string" office:string-value="155.50" calcext:value-type="string">
            <text:p>155.50</text:p>
          </table:table-cell>
          <table:table-cell table:formula="of:=TEXT([.K82]; &quot;00.00&quot;)" office:value-type="string" office:string-value="19.15" calcext:value-type="string">
            <text:p>19.15</text:p>
          </table:table-cell>
          <table:table-cell table:formula="of:=[.$N$2]&amp;[.L82]&amp;[.$N$3]&amp;[.M82]&amp;[.$N$4]&amp;[.A82]&amp;[.$N$5]" office:value-type="string" office:string-value="        &lt;text x=&quot;155.50&quot; y=&quot;19.15&quot;&gt;58&lt;/text&gt;" calcext:value-type="string">
            <text:p><text:s text:c="8"/>&lt;text x="155.50" y="19.15"&gt;58&lt;/text&gt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83]*6" office:value-type="float" office:value="354" calcext:value-type="float">
            <text:p>354</text:p>
          </table:table-cell>
          <table:table-cell table:formula="of:=[.$B$7]" office:value-type="float" office:value="30" calcext:value-type="float">
            <text:p>30</text:p>
          </table:table-cell>
          <table:table-cell table:formula="of:=[.$L$1]&amp;[.$F$2]&amp;[.$L$2]&amp;[.$B$5]&amp;[.$L$3]&amp;[.$F$2]&amp;[.$L$4]&amp;[.$C83]&amp;[.$L$5]&amp;[.$B83]&amp;[.$L$6]&amp;[.$F$2]&amp;[.$L$6]&amp;[.$F$3]&amp;[.$L$7]" office:value-type="string" office:string-value="        &lt;line x1=&quot;200&quot; y1=&quot;20&quot; x2=&quot;200&quot; y2=&quot;30&quot; transform=&quot;rotate(354 200 200)&quot; /&gt;" calcext:value-type="string">
            <text:p><text:s text:c="8"/>&lt;line x1="200" y1="20" x2="200" y2="30" transform="rotate(354 200 200)" /&gt;</text:p>
          </table:table-cell>
          <table:table-cell table:number-columns-repeated="5"/>
          <table:table-cell table:formula="of:=[.$F$2]+([.$F$2] - [.$B$5] + ([.$F$4] * 2))*SIN(RADIANS([.B83]))-[.$F$4]" office:value-type="float" office:value="175.139591979146" calcext:value-type="float">
            <text:p>175.14</text:p>
          </table:table-cell>
          <table:table-cell table:formula="of:=[.$F$3]-([.$F$3] - [.$B$5] + ([.$F$4] * 2))*COS(RADIANS([.B83]))+[.$F$4]" office:value-type="float" office:value="16.0408398800281" calcext:value-type="float">
            <text:p>16.04</text:p>
          </table:table-cell>
          <table:table-cell table:formula="of:=TEXT([.J83]; &quot;00.00&quot;)" office:value-type="string" office:string-value="175.14" calcext:value-type="string">
            <text:p>175.14</text:p>
          </table:table-cell>
          <table:table-cell table:formula="of:=TEXT([.K83]; &quot;00.00&quot;)" office:value-type="string" office:string-value="16.04" calcext:value-type="string">
            <text:p>16.04</text:p>
          </table:table-cell>
          <table:table-cell table:formula="of:=[.$N$2]&amp;[.L83]&amp;[.$N$3]&amp;[.M83]&amp;[.$N$4]&amp;[.A83]&amp;[.$N$5]" office:value-type="string" office:string-value="        &lt;text x=&quot;175.14&quot; y=&quot;16.04&quot;&gt;59&lt;/text&gt;" calcext:value-type="string">
            <text:p><text:s text:c="8"/>&lt;text x="175.14" y="16.04"&gt;59&lt;/text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9:51:06.244376991</meta:creation-date>
    <dc:date>2020-12-29T22:00:17.268238930</dc:date>
    <meta:editing-duration>PT45M47S</meta:editing-duration>
    <meta:editing-cycles>4</meta:editing-cycles>
    <meta:generator>LibreOffice/6.0.7.3$Linux_X86_64 LibreOffice_project/00m0$Build-3</meta:generator>
    <meta:document-statistic meta:table-count="1" meta:cell-count="695" meta:object-count="0"/>
  </office:meta>
</office:document-meta>
</file>